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935730" table:style-name="ce7">
            <text:p>9.935.73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817630" table:style-name="ce9">
            <text:p>13.817.630</text:p>
          </table:table-cell>
          <table:table-cell office:value-type="float" office:value="13451678" table:style-name="ce9">
            <text:p>13.451.678</text:p>
          </table:table-cell>
          <table:table-cell office:value-type="percentage" office:value="0.97351557394430155" table:style-name="ce10">
            <text:p>97,4%</text:p>
          </table:table-cell>
          <table:table-cell office:value-type="float" office:value="6868917" table:style-name="ce8">
            <text:p>6.868.917</text:p>
          </table:table-cell>
          <table:table-cell office:value-type="float" office:value="6767662" table:style-name="ce8">
            <text:p>6.767.662</text:p>
          </table:table-cell>
          <table:table-cell office:value-type="float" office:value="570990" table:style-name="ce8">
            <text:p>570.990</text:p>
          </table:table-cell>
          <table:table-cell office:value-type="date" office:date-value="2021-11-16T00:00:00" table:style-name="ce11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7037" table:style-name="ce7">
            <text:p>1.577.037</text:p>
          </table:table-cell>
          <table:table-cell office:value-type="float" office:value="293920" table:style-name="ce7">
            <text:p>293.92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98832" table:style-name="ce14">
            <text:p>2.198.832</text:p>
          </table:table-cell>
          <table:table-cell office:value-type="float" office:value="2092717" table:style-name="ce14">
            <text:p>2.092.717</text:p>
          </table:table-cell>
          <table:table-cell office:value-type="percentage" office:value="0.95174028757085583" table:style-name="ce15">
            <text:p>95,2%</text:p>
          </table:table-cell>
          <table:table-cell office:value-type="float" office:value="1069206" table:style-name="ce13">
            <text:p>1.069.206</text:p>
          </table:table-cell>
          <table:table-cell office:value-type="float" office:value="1051098" table:style-name="ce13">
            <text:p>1.051.098</text:p>
          </table:table-cell>
          <table:table-cell office:value-type="float" office:value="100285" table:style-name="ce13">
            <text:p>100.285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337045" table:style-name="ce7">
            <text:p>1.337.04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62945" table:style-name="ce14">
            <text:p>1.762.945</text:p>
          </table:table-cell>
          <table:table-cell office:value-type="float" office:value="1751855" table:style-name="ce14">
            <text:p>1.751.855</text:p>
          </table:table-cell>
          <table:table-cell office:value-type="percentage" office:value="0.9937093896860083" table:style-name="ce15">
            <text:p>99,4%</text:p>
          </table:table-cell>
          <table:table-cell office:value-type="float" office:value="874610" table:style-name="ce13">
            <text:p>874.610</text:p>
          </table:table-cell>
          <table:table-cell office:value-type="float" office:value="866750" table:style-name="ce13">
            <text:p>866.750</text:p>
          </table:table-cell>
          <table:table-cell office:value-type="float" office:value="85254" table:style-name="ce13">
            <text:p>85.254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38050" table:style-name="ce14">
            <text:p>1.938.050</text:p>
          </table:table-cell>
          <table:table-cell office:value-type="float" office:value="1676099" table:style-name="ce14">
            <text:p>1.676.099</text:p>
          </table:table-cell>
          <table:table-cell office:value-type="percentage" office:value="0.8648378524805862" table:style-name="ce15">
            <text:p>86,5%</text:p>
          </table:table-cell>
          <table:table-cell office:value-type="float" office:value="862431" table:style-name="ce13">
            <text:p>862.431</text:p>
          </table:table-cell>
          <table:table-cell office:value-type="float" office:value="846462" table:style-name="ce13">
            <text:p>846.462</text:p>
          </table:table-cell>
          <table:table-cell office:value-type="float" office:value="63306" table:style-name="ce13">
            <text:p>63.306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25556" table:style-name="ce14">
            <text:p>3.225.556</text:p>
          </table:table-cell>
          <table:table-cell office:value-type="percentage" office:value="0.90420093628234244" table:style-name="ce15">
            <text:p>90,4%</text:p>
          </table:table-cell>
          <table:table-cell office:value-type="float" office:value="1685394" table:style-name="ce13">
            <text:p>1.685.394</text:p>
          </table:table-cell>
          <table:table-cell office:value-type="float" office:value="1646217" table:style-name="ce13">
            <text:p>1.646.217</text:p>
          </table:table-cell>
          <table:table-cell office:value-type="float" office:value="67742" table:style-name="ce13">
            <text:p>67.742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68255" table:style-name="ce7">
            <text:p>768.25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30555" table:style-name="ce14">
            <text:p>1.030.555</text:p>
          </table:table-cell>
          <table:table-cell office:value-type="float" office:value="955969" table:style-name="ce14">
            <text:p>955.969</text:p>
          </table:table-cell>
          <table:table-cell office:value-type="percentage" office:value="0.92762540572798158" table:style-name="ce15">
            <text:p>92,8%</text:p>
          </table:table-cell>
          <table:table-cell office:value-type="float" office:value="483698" table:style-name="ce13">
            <text:p>483.698</text:p>
          </table:table-cell>
          <table:table-cell office:value-type="float" office:value="479520" table:style-name="ce13">
            <text:p>479.520</text:p>
          </table:table-cell>
          <table:table-cell office:value-type="float" office:value="37577" table:style-name="ce13">
            <text:p>37.577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73110" table:style-name="ce7">
            <text:p>473.11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0510" table:style-name="ce14">
            <text:p>4.260.510</text:p>
          </table:table-cell>
          <table:table-cell office:value-type="float" office:value="3957983" table:style-name="ce14">
            <text:p>3.957.983</text:p>
          </table:table-cell>
          <table:table-cell office:value-type="percentage" office:value="0.92899277316565387" table:style-name="ce15">
            <text:p>92,9%</text:p>
          </table:table-cell>
          <table:table-cell office:value-type="float" office:value="2008335" table:style-name="ce13">
            <text:p>2.008.335</text:p>
          </table:table-cell>
          <table:table-cell office:value-type="float" office:value="1971587" table:style-name="ce13">
            <text:p>1.971.587</text:p>
          </table:table-cell>
          <table:table-cell office:value-type="float" office:value="211185" table:style-name="ce13">
            <text:p>211.185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94800" table:style-name="ce7">
            <text:p>394.800</text:p>
          </table:table-cell>
          <table:table-cell office:value-type="float" office:value="93735" table:style-name="ce13">
            <text:p>93.735</text:p>
          </table:table-cell>
          <table:table-cell office:value-type="float" office:value="3295730" table:style-name="ce14">
            <text:p>3.295.730</text:p>
          </table:table-cell>
          <table:table-cell office:value-type="float" office:value="3146421" table:style-name="ce14">
            <text:p>3.146.421</text:p>
          </table:table-cell>
          <table:table-cell office:value-type="percentage" office:value="0.95469622814975741" table:style-name="ce15">
            <text:p>95,5%</text:p>
          </table:table-cell>
          <table:table-cell office:value-type="float" office:value="1623150" table:style-name="ce13">
            <text:p>1.623.150</text:p>
          </table:table-cell>
          <table:table-cell office:value-type="float" office:value="1566432" table:style-name="ce13">
            <text:p>1.566.432</text:p>
          </table:table-cell>
          <table:table-cell office:value-type="float" office:value="130753" table:style-name="ce13">
            <text:p>130.753</text:p>
          </table:table-cell>
          <table:table-cell office:value-type="date" office:date-value="2021-11-13T00:00:00" table:style-name="ce16">
            <text:p>1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523072" table:style-name="ce14">
            <text:p>11.523.072</text:p>
          </table:table-cell>
          <table:table-cell office:value-type="percentage" office:value="0.97131195836610218" table:style-name="ce15">
            <text:p>97,1%</text:p>
          </table:table-cell>
          <table:table-cell office:value-type="float" office:value="6005221" table:style-name="ce13">
            <text:p>6.005.221</text:p>
          </table:table-cell>
          <table:table-cell office:value-type="float" office:value="5883644" table:style-name="ce13">
            <text:p>5.883.644</text:p>
          </table:table-cell>
          <table:table-cell office:value-type="float" office:value="363052" table:style-name="ce13">
            <text:p>363.052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488680" table:style-name="ce14">
            <text:p>8.488.680</text:p>
          </table:table-cell>
          <table:table-cell office:value-type="float" office:value="7998626" table:style-name="ce14">
            <text:p>7.998.626</text:p>
          </table:table-cell>
          <table:table-cell office:value-type="percentage" office:value="0.94226970506604091" table:style-name="ce15">
            <text:p>94,2%</text:p>
          </table:table-cell>
          <table:table-cell office:value-type="float" office:value="4086128" table:style-name="ce13">
            <text:p>4.086.128</text:p>
          </table:table-cell>
          <table:table-cell office:value-type="float" office:value="4022584" table:style-name="ce13">
            <text:p>4.022.584</text:p>
          </table:table-cell>
          <table:table-cell office:value-type="float" office:value="350269" table:style-name="ce13">
            <text:p>350.269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13067" table:style-name="ce14">
            <text:p>1.813.067</text:p>
          </table:table-cell>
          <table:table-cell office:value-type="percentage" office:value="0.98874519074769385" table:style-name="ce15">
            <text:p>98,9%</text:p>
          </table:table-cell>
          <table:table-cell office:value-type="float" office:value="900018" table:style-name="ce13">
            <text:p>900.018</text:p>
          </table:table-cell>
          <table:table-cell office:value-type="float" office:value="886266" table:style-name="ce13">
            <text:p>886.266</text:p>
          </table:table-cell>
          <table:table-cell office:value-type="float" office:value="118300" table:style-name="ce13">
            <text:p>118.300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456889" table:style-name="ce7">
            <text:p>3.456.88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680389" table:style-name="ce14">
            <text:p>4.680.389</text:p>
          </table:table-cell>
          <table:table-cell office:value-type="float" office:value="4587589" table:style-name="ce14">
            <text:p>4.587.589</text:p>
          </table:table-cell>
          <table:table-cell office:value-type="percentage" office:value="0.98017258821862885" table:style-name="ce15">
            <text:p>98,0%</text:p>
          </table:table-cell>
          <table:table-cell office:value-type="float" office:value="2313231" table:style-name="ce13">
            <text:p>2.313.231</text:p>
          </table:table-cell>
          <table:table-cell office:value-type="float" office:value="2293005" table:style-name="ce13">
            <text:p>2.293.005</text:p>
          </table:table-cell>
          <table:table-cell office:value-type="float" office:value="192865" table:style-name="ce13">
            <text:p>192.865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557335" table:style-name="ce14">
            <text:p>557.335</text:p>
          </table:table-cell>
          <table:table-cell office:value-type="float" office:value="502096" table:style-name="ce14">
            <text:p>502.096</text:p>
          </table:table-cell>
          <table:table-cell office:value-type="percentage" office:value="0.90088725811226644" table:style-name="ce15">
            <text:p>90,1%</text:p>
          </table:table-cell>
          <table:table-cell office:value-type="float" office:value="261083" table:style-name="ce13">
            <text:p>261.083</text:p>
          </table:table-cell>
          <table:table-cell office:value-type="float" office:value="256359" table:style-name="ce13">
            <text:p>256.359</text:p>
          </table:table-cell>
          <table:table-cell office:value-type="float" office:value="20456" table:style-name="ce13">
            <text:p>20.456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207333" table:style-name="ce14">
            <text:p>10.207.333</text:p>
          </table:table-cell>
          <table:table-cell office:value-type="percentage" office:value="0.94233698780504127" table:style-name="ce15">
            <text:p>94,2%</text:p>
          </table:table-cell>
          <table:table-cell office:value-type="float" office:value="5370852" table:style-name="ce13">
            <text:p>5.370.852</text:p>
          </table:table-cell>
          <table:table-cell office:value-type="float" office:value="5262497" table:style-name="ce13">
            <text:p>5.262.497</text:p>
          </table:table-cell>
          <table:table-cell office:value-type="float" office:value="302132" table:style-name="ce13">
            <text:p>302.132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28002" table:style-name="ce14">
            <text:p>2.328.002</text:p>
          </table:table-cell>
          <table:table-cell office:value-type="percentage" office:value="0.96710957865547786" table:style-name="ce15">
            <text:p>96,7%</text:p>
          </table:table-cell>
          <table:table-cell office:value-type="float" office:value="1196712" table:style-name="ce13">
            <text:p>1.196.712</text:p>
          </table:table-cell>
          <table:table-cell office:value-type="float" office:value="1166834" table:style-name="ce13">
            <text:p>1.166.834</text:p>
          </table:table-cell>
          <table:table-cell office:value-type="float" office:value="91913" table:style-name="ce13">
            <text:p>91.913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39993" table:style-name="ce14">
            <text:p>1.039.993</text:p>
          </table:table-cell>
          <table:table-cell office:value-type="percentage" office:value="0.96810626899572261" table:style-name="ce15">
            <text:p>96,8%</text:p>
          </table:table-cell>
          <table:table-cell office:value-type="float" office:value="529145" table:style-name="ce13">
            <text:p>529.145</text:p>
          </table:table-cell>
          <table:table-cell office:value-type="float" office:value="523087" table:style-name="ce13">
            <text:p>523.087</text:p>
          </table:table-cell>
          <table:table-cell office:value-type="float" office:value="57172" table:style-name="ce13">
            <text:p>57.172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500531" table:style-name="ce14">
            <text:p>3.500.531</text:p>
          </table:table-cell>
          <table:table-cell office:value-type="percentage" office:value="0.94122308174223546" table:style-name="ce15">
            <text:p>94,1%</text:p>
          </table:table-cell>
          <table:table-cell office:value-type="float" office:value="1817581" table:style-name="ce13">
            <text:p>1.817.581</text:p>
          </table:table-cell>
          <table:table-cell office:value-type="float" office:value="1787318" table:style-name="ce13">
            <text:p>1.787.318</text:p>
          </table:table-cell>
          <table:table-cell office:value-type="float" office:value="134564" table:style-name="ce13">
            <text:p>134.564</text:p>
          </table:table-cell>
          <table:table-cell office:value-type="date" office:date-value="2021-11-16T00:00:00" table:style-name="ce16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355" table:style-name="ce14">
            <text:p>142.355</text:p>
          </table:table-cell>
          <table:table-cell office:value-type="float" office:value="119176" table:style-name="ce14">
            <text:p>119.176</text:p>
          </table:table-cell>
          <table:table-cell office:value-type="percentage" office:value="0.83717466896139936" table:style-name="ce15">
            <text:p>83,7%</text:p>
          </table:table-cell>
          <table:table-cell office:value-type="float" office:value="62983" table:style-name="ce13">
            <text:p>62.983</text:p>
          </table:table-cell>
          <table:table-cell office:value-type="float" office:value="60427" table:style-name="ce13">
            <text:p>60.427</text:p>
          </table:table-cell>
          <table:table-cell office:value-type="float" office:value="3975" table:style-name="ce13">
            <text:p>3.975</text:p>
          </table:table-cell>
          <table:table-cell office:value-type="date" office:date-value="2021-11-12T00:00:00" table:style-name="ce16">
            <text:p>1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5734" table:style-name="ce14">
            <text:p>105.734</text:p>
          </table:table-cell>
          <table:table-cell office:value-type="percentage" office:value="0.74935506732813606" table:style-name="ce15">
            <text:p>74,9%</text:p>
          </table:table-cell>
          <table:table-cell office:value-type="float" office:value="58179" table:style-name="ce13">
            <text:p>58.179</text:p>
          </table:table-cell>
          <table:table-cell office:value-type="float" office:value="55621" table:style-name="ce13">
            <text:p>55.621</text:p>
          </table:table-cell>
          <table:table-cell office:value-type="float" office:value="2465" table:style-name="ce13">
            <text:p>2.465</text:p>
          </table:table-cell>
          <table:table-cell office:value-type="date" office:date-value="2021-11-16T00:00:00" table:style-name="ce17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445" table:style-name="ce14">
            <text:p>177.445</text:p>
          </table:table-cell>
          <table:table-cell office:value-type="percentage" office:value="0.8360661144564121" table:style-name="ce15">
            <text:p>83,6%</text:p>
          </table:table-cell>
          <table:table-cell office:value-type="float" office:value="95186" table:style-name="ce13">
            <text:p>95.186</text:p>
          </table:table-cell>
          <table:table-cell office:value-type="float" office:value="89016" table:style-name="ce13">
            <text:p>89.016</text:p>
          </table:table-cell>
          <table:table-cell office:value-type="float" office:value="0" table:style-name="ce13">
            <text:p>0</text:p>
          </table:table-cell>
          <table:table-cell office:value-type="date" office:date-value="2021-11-16T00:00:00" table:style-name="ce17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90" table:style-name="ce7">
            <text:p>4.99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9430" table:style-name="ce14">
            <text:p>9.430</text:p>
          </table:table-cell>
          <table:table-cell office:value-type="float" office:value="7427" table:style-name="ce14">
            <text:p>7.427</text:p>
          </table:table-cell>
          <table:table-cell office:value-type="percentage" office:value="0.78759278897136797" table:style-name="ce15">
            <text:p>78,8%</text:p>
          </table:table-cell>
          <table:table-cell office:value-type="float" office:value="5625" table:style-name="ce13">
            <text:p>5.625</text:p>
          </table:table-cell>
          <table:table-cell office:value-type="float" office:value="5447" table:style-name="ce13">
            <text:p>5.447</text:p>
          </table:table-cell>
          <table:table-cell office:value-type="float" office:value="0" table:style-name="ce13">
            <text:p>0</text:p>
          </table:table-cell>
          <table:table-cell office:value-type="date" office:date-value="2021-11-16T00:00:00" table:style-name="ce17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5775979" table:style-name="ce19">
            <text:p>55.775.979</text:p>
          </table:table-cell>
          <table:table-cell office:value-type="float" office:value="10790560" table:style-name="ce20">
            <text:p>10.790.560</text:p>
          </table:table-cell>
          <table:table-cell office:value-type="float" office:value="9107850" table:style-name="ce21">
            <text:p>9.107.850</text:p>
          </table:table-cell>
          <table:table-cell office:value-type="float" office:value="2158300" table:style-name="ce22">
            <text:p>2.158.300</text:p>
          </table:table-cell>
          <table:table-cell office:value-type="float" office:value="77832689" table:style-name="ce23">
            <text:p>77.832.689</text:p>
          </table:table-cell>
          <table:table-cell office:value-type="float" office:value="74168369" table:style-name="ce23">
            <text:p>74.168.369</text:p>
          </table:table-cell>
          <table:table-cell office:value-type="percentage" office:value="0.95292055244294593" table:style-name="ce24">
            <text:p>95,3%</text:p>
          </table:table-cell>
          <table:table-cell office:value-type="float" office:value="38177685" table:style-name="ce23">
            <text:p>38.177.685</text:p>
          </table:table-cell>
          <table:table-cell office:value-type="float" office:value="37487833" table:style-name="ce23">
            <text:p>37.487.833</text:p>
          </table:table-cell>
          <table:table-cell office:value-type="float" office:value="2904255" table:style-name="ce23">
            <text:p>2.904.2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68917" table:style-name="ce31">
            <text:p>6.868.917</text:p>
          </table:table-cell>
          <table:table-cell office:value-type="percentage" office:value="0.92175792323511552" table:style-name="ce32">
            <text:p>92,2%</text:p>
          </table:table-cell>
          <table:table-cell office:value-type="float" office:value="6767662" table:style-name="ce31">
            <text:p>6.767.662</text:p>
          </table:table-cell>
          <table:table-cell office:value-type="percentage" office:value="0.90817025016857944" table:style-name="ce32">
            <text:p>90,8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9206" table:style-name="ce31">
            <text:p>1.069.206</text:p>
          </table:table-cell>
          <table:table-cell office:value-type="percentage" office:value="0.90218152546463104" table:style-name="ce32">
            <text:p>90,2%</text:p>
          </table:table-cell>
          <table:table-cell office:value-type="float" office:value="1051098" table:style-name="ce31">
            <text:p>1.051.098</text:p>
          </table:table-cell>
          <table:table-cell office:value-type="percentage" office:value="0.88690224059051548" table:style-name="ce32">
            <text:p>88,7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610" table:style-name="ce31">
            <text:p>874.610</text:p>
          </table:table-cell>
          <table:table-cell office:value-type="percentage" office:value="0.93648647056996959" table:style-name="ce32">
            <text:p>93,6%</text:p>
          </table:table-cell>
          <table:table-cell office:value-type="float" office:value="866750" table:style-name="ce31">
            <text:p>866.750</text:p>
          </table:table-cell>
          <table:table-cell office:value-type="percentage" office:value="0.92807039522360957" table:style-name="ce32">
            <text:p>92,8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2431" table:style-name="ce31">
            <text:p>862.431</text:p>
          </table:table-cell>
          <table:table-cell office:value-type="percentage" office:value="0.83337375720744788" table:style-name="ce32">
            <text:p>83,3%</text:p>
          </table:table-cell>
          <table:table-cell office:value-type="float" office:value="846462" table:style-name="ce31">
            <text:p>846.462</text:p>
          </table:table-cell>
          <table:table-cell office:value-type="percentage" office:value="0.81794278878348614" table:style-name="ce32">
            <text:p>81,8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5394" table:style-name="ce31">
            <text:p>1.685.394</text:p>
          </table:table-cell>
          <table:table-cell office:value-type="percentage" office:value="0.85955546126172622" table:style-name="ce32">
            <text:p>86,0%</text:p>
          </table:table-cell>
          <table:table-cell office:value-type="float" office:value="1646217" table:style-name="ce31">
            <text:p>1.646.217</text:p>
          </table:table-cell>
          <table:table-cell office:value-type="percentage" office:value="0.83957508616495324" table:style-name="ce32">
            <text:p>84,0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3698" table:style-name="ce31">
            <text:p>483.698</text:p>
          </table:table-cell>
          <table:table-cell office:value-type="percentage" office:value="0.92286411499502985" table:style-name="ce32">
            <text:p>92,3%</text:p>
          </table:table-cell>
          <table:table-cell office:value-type="float" office:value="479520" table:style-name="ce31">
            <text:p>479.520</text:p>
          </table:table-cell>
          <table:table-cell office:value-type="percentage" office:value="0.9148927645398921" table:style-name="ce32">
            <text:p>91,5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8335" table:style-name="ce31">
            <text:p>2.008.335</text:p>
          </table:table-cell>
          <table:table-cell office:value-type="percentage" office:value="0.92284077264913589" table:style-name="ce32">
            <text:p>92,3%</text:p>
          </table:table-cell>
          <table:table-cell office:value-type="float" office:value="1971587" table:style-name="ce31">
            <text:p>1.971.587</text:p>
          </table:table-cell>
          <table:table-cell office:value-type="percentage" office:value="0.90595486829886052" table:style-name="ce32">
            <text:p>90,6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3150" table:style-name="ce31">
            <text:p>1.623.150</text:p>
          </table:table-cell>
          <table:table-cell office:value-type="percentage" office:value="0.89737083034790222" table:style-name="ce32">
            <text:p>89,7%</text:p>
          </table:table-cell>
          <table:table-cell office:value-type="float" office:value="1566432" table:style-name="ce31">
            <text:p>1.566.432</text:p>
          </table:table-cell>
          <table:table-cell office:value-type="percentage" office:value="0.86601385240028661" table:style-name="ce32">
            <text:p>86,6%</text:p>
          </table:table-cell>
          <table:table-cell office:value-type="date" office:date-value="2021-11-13T00:00:00" table:style-name="ce33">
            <text:p>1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05221" table:style-name="ce31">
            <text:p>6.005.221</text:p>
          </table:table-cell>
          <table:table-cell office:value-type="percentage" office:value="0.87433113581699273" table:style-name="ce32">
            <text:p>87,4%</text:p>
          </table:table-cell>
          <table:table-cell office:value-type="float" office:value="5883644" table:style-name="ce31">
            <text:p>5.883.644</text:p>
          </table:table-cell>
          <table:table-cell office:value-type="percentage" office:value="0.85663011257418076" table:style-name="ce32">
            <text:p>85,7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86128" table:style-name="ce31">
            <text:p>4.086.128</text:p>
          </table:table-cell>
          <table:table-cell office:value-type="percentage" office:value="0.91036322265614988" table:style-name="ce32">
            <text:p>91,0%</text:p>
          </table:table-cell>
          <table:table-cell office:value-type="float" office:value="4022584" table:style-name="ce31">
            <text:p>4.022.584</text:p>
          </table:table-cell>
          <table:table-cell office:value-type="percentage" office:value="0.89620602527504434" table:style-name="ce32">
            <text:p>89,6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0018" table:style-name="ce31">
            <text:p>900.018</text:p>
          </table:table-cell>
          <table:table-cell office:value-type="percentage" office:value="0.94397217645214104" table:style-name="ce32">
            <text:p>94,4%</text:p>
          </table:table-cell>
          <table:table-cell office:value-type="float" office:value="886266" table:style-name="ce31">
            <text:p>886.266</text:p>
          </table:table-cell>
          <table:table-cell office:value-type="percentage" office:value="0.92954857006808" table:style-name="ce32">
            <text:p>93,0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3231" table:style-name="ce31">
            <text:p>2.313.231</text:p>
          </table:table-cell>
          <table:table-cell office:value-type="percentage" office:value="0.94244604902756046" table:style-name="ce32">
            <text:p>94,2%</text:p>
          </table:table-cell>
          <table:table-cell office:value-type="float" office:value="2293005" table:style-name="ce31">
            <text:p>2.293.005</text:p>
          </table:table-cell>
          <table:table-cell office:value-type="percentage" office:value="0.93420566413403638" table:style-name="ce32">
            <text:p>93,4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083" table:style-name="ce31">
            <text:p>261.083</text:p>
          </table:table-cell>
          <table:table-cell office:value-type="percentage" office:value="0.91940345811177238" table:style-name="ce32">
            <text:p>91,9%</text:p>
          </table:table-cell>
          <table:table-cell office:value-type="float" office:value="256359" table:style-name="ce31">
            <text:p>256.359</text:p>
          </table:table-cell>
          <table:table-cell office:value-type="percentage" office:value="0.90276789801739621" table:style-name="ce32">
            <text:p>90,3%</text:p>
          </table:table-cell>
          <table:table-cell office:value-type="date" office:date-value="2021-11-15T00:00:00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70852" table:style-name="ce31">
            <text:p>5.370.852</text:p>
          </table:table-cell>
          <table:table-cell office:value-type="percentage" office:value="0.89844573470747513" table:style-name="ce32">
            <text:p>89,8%</text:p>
          </table:table-cell>
          <table:table-cell office:value-type="float" office:value="5262497" table:style-name="ce31">
            <text:p>5.262.497</text:p>
          </table:table-cell>
          <table:table-cell office:value-type="percentage" office:value="0.88031991638587026" table:style-name="ce32">
            <text:p>88,0%</text:p>
          </table:table-cell>
          <table:table-cell office:value-type="date" office:date-value="2021-11-14T00:00:00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6712" table:style-name="ce31">
            <text:p>1.196.712</text:p>
          </table:table-cell>
          <table:table-cell office:value-type="percentage" office:value="0.91342508455222626" table:style-name="ce32">
            <text:p>91,3%</text:p>
          </table:table-cell>
          <table:table-cell office:value-type="float" office:value="1166834" table:style-name="ce31">
            <text:p>1.166.834</text:p>
          </table:table-cell>
          <table:table-cell office:value-type="percentage" office:value="0.8906198359408215" table:style-name="ce32">
            <text:p>89,1%</text:p>
          </table:table-cell>
          <table:table-cell office:value-type="date" office:date-value="2021-11-15T00:00:00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9145" table:style-name="ce31">
            <text:p>529.145</text:p>
          </table:table-cell>
          <table:table-cell office:value-type="percentage" office:value="0.91019413300673946" table:style-name="ce32">
            <text:p>91,0%</text:p>
          </table:table-cell>
          <table:table-cell office:value-type="float" office:value="523087" table:style-name="ce31">
            <text:p>523.087</text:p>
          </table:table-cell>
          <table:table-cell office:value-type="percentage" office:value="0.89977363190070081" table:style-name="ce32">
            <text:p>90,0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7581" table:style-name="ce31">
            <text:p>1.817.581</text:p>
          </table:table-cell>
          <table:table-cell office:value-type="percentage" office:value="0.91614577636555083" table:style-name="ce32">
            <text:p>91,6%</text:p>
          </table:table-cell>
          <table:table-cell office:value-type="float" office:value="1787318" table:style-name="ce31">
            <text:p>1.787.318</text:p>
          </table:table-cell>
          <table:table-cell office:value-type="percentage" office:value="0.90089180989574802" table:style-name="ce32">
            <text:p>90,1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983" table:style-name="ce31">
            <text:p>62.983</text:p>
          </table:table-cell>
          <table:table-cell office:value-type="percentage" office:value="0.88752201789614604" table:style-name="ce32">
            <text:p>88,8%</text:p>
          </table:table-cell>
          <table:table-cell office:value-type="float" office:value="60427" table:style-name="ce31">
            <text:p>60.427</text:p>
          </table:table-cell>
          <table:table-cell office:value-type="percentage" office:value="0.85150426266469381" table:style-name="ce32">
            <text:p>85,2%</text:p>
          </table:table-cell>
          <table:table-cell office:value-type="date" office:date-value="2021-11-12T00:00:00" table:style-name="ce33">
            <text:p>1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179" table:style-name="ce31">
            <text:p>58.179</text:p>
          </table:table-cell>
          <table:table-cell office:value-type="percentage" office:value="0.82026590720036097" table:style-name="ce32">
            <text:p>82,0%</text:p>
          </table:table-cell>
          <table:table-cell office:value-type="float" office:value="55621" table:style-name="ce31">
            <text:p>55.621</text:p>
          </table:table-cell>
          <table:table-cell office:value-type="percentage" office:value="0.78420065701354913" table:style-name="ce32">
            <text:p>78,4%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86" table:style-name="ce31">
            <text:p>95.186</text:p>
          </table:table-cell>
          <table:table-cell office:value-type="string" table:style-name="ce32">
            <text:p>-</text:p>
          </table:table-cell>
          <table:table-cell office:value-type="float" office:value="89016" table:style-name="ce31">
            <text:p>89.016</text:p>
          </table:table-cell>
          <table:table-cell office:value-type="string" table:style-name="ce32">
            <text:p>-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625" table:style-name="ce31">
            <text:p>5.625</text:p>
          </table:table-cell>
          <table:table-cell office:value-type="string" table:style-name="ce32">
            <text:p>-</text:p>
          </table:table-cell>
          <table:table-cell office:value-type="float" office:value="5447" table:style-name="ce31">
            <text:p>5.447</text:p>
          </table:table-cell>
          <table:table-cell office:value-type="string" table:style-name="ce32">
            <text:p>-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177685" table:style-name="ce34">
            <text:p>38.177.685</text:p>
          </table:table-cell>
          <table:table-cell office:value-type="percentage" office:value="0.9064065006724743" table:style-name="ce24">
            <text:p>90,6%</text:p>
          </table:table-cell>
          <table:table-cell office:value-type="float" office:value="37487833" table:style-name="ce34">
            <text:p>37.487.833</text:p>
          </table:table-cell>
          <table:table-cell office:value-type="percentage" office:value="0.89002818079001134" table:style-name="ce24">
            <text:p>89,0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096" table:style-name="ce43">
            <text:p>434.096</text:p>
          </table:table-cell>
          <table:table-cell office:value-type="percentage" office:value="1" table:style-name="ce44">
            <text:p>100,0%</text:p>
          </table:table-cell>
          <table:table-cell office:value-type="float" office:value="654090" table:style-name="ce43">
            <text:p>654.090</text:p>
          </table:table-cell>
          <table:table-cell office:value-type="percentage" office:value="1" table:style-name="ce44">
            <text:p>100,0%</text:p>
          </table:table-cell>
          <table:table-cell office:value-type="float" office:value="930266" table:style-name="ce43">
            <text:p>930.266</text:p>
          </table:table-cell>
          <table:table-cell office:value-type="percentage" office:value="1" table:style-name="ce44">
            <text:p>100,0%</text:p>
          </table:table-cell>
          <table:table-cell office:value-type="float" office:value="1217399" table:style-name="ce43">
            <text:p>1.217.399</text:p>
          </table:table-cell>
          <table:table-cell office:value-type="percentage" office:value="0.96235477513812029" table:style-name="ce44">
            <text:p>96,2%</text:p>
          </table:table-cell>
          <table:table-cell office:value-type="float" office:value="1253826" table:style-name="ce43">
            <text:p>1.253.826</text:p>
          </table:table-cell>
          <table:table-cell office:value-type="percentage" office:value="0.9052150220126286" table:style-name="ce44">
            <text:p>90,5%</text:p>
          </table:table-cell>
          <table:table-cell office:value-type="float" office:value="934238" table:style-name="ce43">
            <text:p>934.238</text:p>
          </table:table-cell>
          <table:table-cell office:value-type="percentage" office:value="0.8193510533521251" table:style-name="ce44">
            <text:p>81,9%</text:p>
          </table:table-cell>
          <table:table-cell office:value-type="float" office:value="771803" table:style-name="ce43">
            <text:p>771.803</text:p>
          </table:table-cell>
          <table:table-cell office:value-type="percentage" office:value="0.83108244891630201" table:style-name="ce44">
            <text:p>83,1%</text:p>
          </table:table-cell>
          <table:table-cell office:value-type="float" office:value="673199" table:style-name="ce43">
            <text:p>673.199</text:p>
          </table:table-cell>
          <table:table-cell office:value-type="percentage" office:value="0.89413300713102684" table:style-name="ce44">
            <text:p>89,4%</text:p>
          </table:table-cell>
          <table:table-cell office:value-type="float" office:value="6868917" table:style-name="ce43">
            <text:p>6.868.91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175792323511552" table:style-name="ce44">
            <text:p>92,2%</text:p>
          </table:table-cell>
          <table:table-cell office:value-type="percentage" office:value="0.81150560860052756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64" table:style-name="ce46">
            <text:p>101.364</text:p>
          </table:table-cell>
          <table:table-cell office:value-type="percentage" office:value="1" table:style-name="ce47">
            <text:p>100,0%</text:p>
          </table:table-cell>
          <table:table-cell office:value-type="float" office:value="119361" table:style-name="ce46">
            <text:p>119.361</text:p>
          </table:table-cell>
          <table:table-cell office:value-type="percentage" office:value="1" table:style-name="ce47">
            <text:p>100,0%</text:p>
          </table:table-cell>
          <table:table-cell office:value-type="float" office:value="154667" table:style-name="ce46">
            <text:p>154.667</text:p>
          </table:table-cell>
          <table:table-cell office:value-type="percentage" office:value="0.98912814084813294" table:style-name="ce47">
            <text:p>98,9%</text:p>
          </table:table-cell>
          <table:table-cell office:value-type="float" office:value="186229" table:style-name="ce46">
            <text:p>186.229</text:p>
          </table:table-cell>
          <table:table-cell office:value-type="percentage" office:value="0.93928863244328331" table:style-name="ce47">
            <text:p>93,9%</text:p>
          </table:table-cell>
          <table:table-cell office:value-type="float" office:value="188256" table:style-name="ce46">
            <text:p>188.256</text:p>
          </table:table-cell>
          <table:table-cell office:value-type="percentage" office:value="0.87584150216569046" table:style-name="ce47">
            <text:p>87,6%</text:p>
          </table:table-cell>
          <table:table-cell office:value-type="float" office:value="126232" table:style-name="ce46">
            <text:p>126.232</text:p>
          </table:table-cell>
          <table:table-cell office:value-type="percentage" office:value="0.76836735936111411" table:style-name="ce47">
            <text:p>76,8%</text:p>
          </table:table-cell>
          <table:table-cell office:value-type="float" office:value="104512" table:style-name="ce46">
            <text:p>104.512</text:p>
          </table:table-cell>
          <table:table-cell office:value-type="percentage" office:value="0.8014662464244906" table:style-name="ce47">
            <text:p>80,1%</text:p>
          </table:table-cell>
          <table:table-cell office:value-type="float" office:value="88585" table:style-name="ce46">
            <text:p>88.585</text:p>
          </table:table-cell>
          <table:table-cell office:value-type="percentage" office:value="0.85913935737908431" table:style-name="ce47">
            <text:p>85,9%</text:p>
          </table:table-cell>
          <table:table-cell office:value-type="float" office:value="1069206" table:style-name="ce46">
            <text:p>1.069.20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218152546463104" table:style-name="ce47">
            <text:p>90,2%</text:p>
          </table:table-cell>
          <table:table-cell office:value-type="percentage" office:value="0.80428256246657304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24" table:style-name="ce46">
            <text:p>89.024</text:p>
          </table:table-cell>
          <table:table-cell office:value-type="percentage" office:value="1" table:style-name="ce47">
            <text:p>100,0%</text:p>
          </table:table-cell>
          <table:table-cell office:value-type="float" office:value="114390" table:style-name="ce46">
            <text:p>114.39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79" table:style-name="ce46">
            <text:p>148.279</text:p>
          </table:table-cell>
          <table:table-cell office:value-type="percentage" office:value="0.99082538155186695" table:style-name="ce47">
            <text:p>99,1%</text:p>
          </table:table-cell>
          <table:table-cell office:value-type="float" office:value="153295" table:style-name="ce46">
            <text:p>153.295</text:p>
          </table:table-cell>
          <table:table-cell office:value-type="percentage" office:value="0.94251283470134339" table:style-name="ce47">
            <text:p>94,3%</text:p>
          </table:table-cell>
          <table:table-cell office:value-type="float" office:value="150836" table:style-name="ce46">
            <text:p>150.836</text:p>
          </table:table-cell>
          <table:table-cell office:value-type="percentage" office:value="0.9032474415095243" table:style-name="ce47">
            <text:p>90,3%</text:p>
          </table:table-cell>
          <table:table-cell office:value-type="float" office:value="91211" table:style-name="ce46">
            <text:p>91.211</text:p>
          </table:table-cell>
          <table:table-cell office:value-type="percentage" office:value="0.79694367021694879" table:style-name="ce47">
            <text:p>79,7%</text:p>
          </table:table-cell>
          <table:table-cell office:value-type="float" office:value="66872" table:style-name="ce46">
            <text:p>66.872</text:p>
          </table:table-cell>
          <table:table-cell office:value-type="percentage" office:value="0.84529332204118268" table:style-name="ce47">
            <text:p>84,5%</text:p>
          </table:table-cell>
          <table:table-cell office:value-type="float" office:value="60703" table:style-name="ce46">
            <text:p>60.703</text:p>
          </table:table-cell>
          <table:table-cell office:value-type="percentage" office:value="0.94848437500000005" table:style-name="ce47">
            <text:p>94,8%</text:p>
          </table:table-cell>
          <table:table-cell office:value-type="float" office:value="874610" table:style-name="ce46">
            <text:p>874.61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48647056996959" table:style-name="ce47">
            <text:p>93,6%</text:p>
          </table:table-cell>
          <table:table-cell office:value-type="percentage" office:value="0.85848423218268055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42" table:style-name="ce46">
            <text:p>51.542</text:p>
          </table:table-cell>
          <table:table-cell office:value-type="percentage" office:value="1" table:style-name="ce47">
            <text:p>100,0%</text:p>
          </table:table-cell>
          <table:table-cell office:value-type="float" office:value="79354" table:style-name="ce46">
            <text:p>79.354</text:p>
          </table:table-cell>
          <table:table-cell office:value-type="percentage" office:value="0.98556808584629141" table:style-name="ce47">
            <text:p>98,6%</text:p>
          </table:table-cell>
          <table:table-cell office:value-type="float" office:value="110573" table:style-name="ce46">
            <text:p>110.573</text:p>
          </table:table-cell>
          <table:table-cell office:value-type="percentage" office:value="0.94320614854432705" table:style-name="ce47">
            <text:p>94,3%</text:p>
          </table:table-cell>
          <table:table-cell office:value-type="float" office:value="150709" table:style-name="ce46">
            <text:p>150.709</text:p>
          </table:table-cell>
          <table:table-cell office:value-type="percentage" office:value="0.90899714711363899" table:style-name="ce47">
            <text:p>90,9%</text:p>
          </table:table-cell>
          <table:table-cell office:value-type="float" office:value="168485" table:style-name="ce46">
            <text:p>168.485</text:p>
          </table:table-cell>
          <table:table-cell office:value-type="percentage" office:value="0.81720602215625793" table:style-name="ce47">
            <text:p>81,7%</text:p>
          </table:table-cell>
          <table:table-cell office:value-type="float" office:value="127940" table:style-name="ce46">
            <text:p>127.940</text:p>
          </table:table-cell>
          <table:table-cell office:value-type="percentage" office:value="0.70224549501336542" table:style-name="ce47">
            <text:p>70,2%</text:p>
          </table:table-cell>
          <table:table-cell office:value-type="float" office:value="98350" table:style-name="ce46">
            <text:p>98.350</text:p>
          </table:table-cell>
          <table:table-cell office:value-type="percentage" office:value="0.71298081802496704" table:style-name="ce47">
            <text:p>71,3%</text:p>
          </table:table-cell>
          <table:table-cell office:value-type="float" office:value="75478" table:style-name="ce46">
            <text:p>75.478</text:p>
          </table:table-cell>
          <table:table-cell office:value-type="percentage" office:value="0.79051110180142437" table:style-name="ce47">
            <text:p>79,1%</text:p>
          </table:table-cell>
          <table:table-cell office:value-type="float" office:value="862431" table:style-name="ce46">
            <text:p>862.43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337375720744788" table:style-name="ce47">
            <text:p>83,3%</text:p>
          </table:table-cell>
          <table:table-cell office:value-type="percentage" office:value="0.73614967611090676" table:style-name="ce47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179" table:style-name="ce46">
            <text:p>93.179</text:p>
          </table:table-cell>
          <table:table-cell office:value-type="percentage" office:value="1" table:style-name="ce47">
            <text:p>100,0%</text:p>
          </table:table-cell>
          <table:table-cell office:value-type="float" office:value="151626" table:style-name="ce46">
            <text:p>151.626</text:p>
          </table:table-cell>
          <table:table-cell office:value-type="percentage" office:value="0.98120118293416858" table:style-name="ce47">
            <text:p>98,1%</text:p>
          </table:table-cell>
          <table:table-cell office:value-type="float" office:value="224852" table:style-name="ce46">
            <text:p>224.852</text:p>
          </table:table-cell>
          <table:table-cell office:value-type="percentage" office:value="0.95644258417981043" table:style-name="ce47">
            <text:p>95,6%</text:p>
          </table:table-cell>
          <table:table-cell office:value-type="float" office:value="321270" table:style-name="ce46">
            <text:p>321.270</text:p>
          </table:table-cell>
          <table:table-cell office:value-type="percentage" office:value="0.91657346966722963" table:style-name="ce47">
            <text:p>91,7%</text:p>
          </table:table-cell>
          <table:table-cell office:value-type="float" office:value="318805" table:style-name="ce46">
            <text:p>318.805</text:p>
          </table:table-cell>
          <table:table-cell office:value-type="percentage" office:value="0.82182334684113378" table:style-name="ce47">
            <text:p>82,2%</text:p>
          </table:table-cell>
          <table:table-cell office:value-type="float" office:value="230850" table:style-name="ce46">
            <text:p>230.850</text:p>
          </table:table-cell>
          <table:table-cell office:value-type="percentage" office:value="0.74244051792341781" table:style-name="ce47">
            <text:p>74,2%</text:p>
          </table:table-cell>
          <table:table-cell office:value-type="float" office:value="189790" table:style-name="ce46">
            <text:p>189.790</text:p>
          </table:table-cell>
          <table:table-cell office:value-type="percentage" office:value="0.75388880944436498" table:style-name="ce47">
            <text:p>75,4%</text:p>
          </table:table-cell>
          <table:table-cell office:value-type="float" office:value="155022" table:style-name="ce46">
            <text:p>155.022</text:p>
          </table:table-cell>
          <table:table-cell office:value-type="percentage" office:value="0.86220570977268807" table:style-name="ce47">
            <text:p>86,2%</text:p>
          </table:table-cell>
          <table:table-cell office:value-type="float" office:value="1685394" table:style-name="ce46">
            <text:p>1.685.39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955546126172622" table:style-name="ce47">
            <text:p>86,0%</text:p>
          </table:table-cell>
          <table:table-cell office:value-type="percentage" office:value="0.77455476959050562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68" table:style-name="ce46">
            <text:p>42.368</text:p>
          </table:table-cell>
          <table:table-cell office:value-type="percentage" office:value="1" table:style-name="ce47">
            <text:p>100,0%</text:p>
          </table:table-cell>
          <table:table-cell office:value-type="float" office:value="55969" table:style-name="ce46">
            <text:p>55.969</text:p>
          </table:table-cell>
          <table:table-cell office:value-type="percentage" office:value="1" table:style-name="ce47">
            <text:p>100,0%</text:p>
          </table:table-cell>
          <table:table-cell office:value-type="float" office:value="76751" table:style-name="ce46">
            <text:p>76.751</text:p>
          </table:table-cell>
          <table:table-cell office:value-type="percentage" office:value="0.99232012411920612" table:style-name="ce47">
            <text:p>99,2%</text:p>
          </table:table-cell>
          <table:table-cell office:value-type="float" office:value="84384" table:style-name="ce46">
            <text:p>84.384</text:p>
          </table:table-cell>
          <table:table-cell office:value-type="percentage" office:value="0.93797519007603036" table:style-name="ce47">
            <text:p>93,8%</text:p>
          </table:table-cell>
          <table:table-cell office:value-type="float" office:value="88175" table:style-name="ce46">
            <text:p>88.175</text:p>
          </table:table-cell>
          <table:table-cell office:value-type="percentage" office:value="0.90187073612290192" table:style-name="ce47">
            <text:p>90,2%</text:p>
          </table:table-cell>
          <table:table-cell office:value-type="float" office:value="54915" table:style-name="ce46">
            <text:p>54.915</text:p>
          </table:table-cell>
          <table:table-cell office:value-type="percentage" office:value="0.77923460048529225" table:style-name="ce47">
            <text:p>77,9%</text:p>
          </table:table-cell>
          <table:table-cell office:value-type="float" office:value="41419" table:style-name="ce46">
            <text:p>41.419</text:p>
          </table:table-cell>
          <table:table-cell office:value-type="percentage" office:value="0.82009702009702012" table:style-name="ce47">
            <text:p>82,0%</text:p>
          </table:table-cell>
          <table:table-cell office:value-type="float" office:value="39717" table:style-name="ce46">
            <text:p>39.717</text:p>
          </table:table-cell>
          <table:table-cell office:value-type="percentage" office:value="0.90341878397743558" table:style-name="ce47">
            <text:p>90,3%</text:p>
          </table:table-cell>
          <table:table-cell office:value-type="float" office:value="483698" table:style-name="ce46">
            <text:p>483.69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286411499502985" table:style-name="ce47">
            <text:p>92,3%</text:p>
          </table:table-cell>
          <table:table-cell office:value-type="percentage" office:value="0.82980588603631811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461" table:style-name="ce46">
            <text:p>229.461</text:p>
          </table:table-cell>
          <table:table-cell office:value-type="percentage" office:value="1" table:style-name="ce47">
            <text:p>100,0%</text:p>
          </table:table-cell>
          <table:table-cell office:value-type="float" office:value="250867" table:style-name="ce46">
            <text:p>250.867</text:p>
          </table:table-cell>
          <table:table-cell office:value-type="percentage" office:value="1" table:style-name="ce47">
            <text:p>100,0%</text:p>
          </table:table-cell>
          <table:table-cell office:value-type="float" office:value="320823" table:style-name="ce46">
            <text:p>320.823</text:p>
          </table:table-cell>
          <table:table-cell office:value-type="percentage" office:value="1" table:style-name="ce47">
            <text:p>100,0%</text:p>
          </table:table-cell>
          <table:table-cell office:value-type="float" office:value="353399" table:style-name="ce46">
            <text:p>353.399</text:p>
          </table:table-cell>
          <table:table-cell office:value-type="percentage" office:value="0.9271305830655211" table:style-name="ce47">
            <text:p>92,7%</text:p>
          </table:table-cell>
          <table:table-cell office:value-type="float" office:value="321148" table:style-name="ce46">
            <text:p>321.148</text:p>
          </table:table-cell>
          <table:table-cell office:value-type="percentage" office:value="0.88396251083800115" table:style-name="ce47">
            <text:p>88,4%</text:p>
          </table:table-cell>
          <table:table-cell office:value-type="float" office:value="213302" table:style-name="ce46">
            <text:p>213.302</text:p>
          </table:table-cell>
          <table:table-cell office:value-type="percentage" office:value="0.79654795113954213" table:style-name="ce47">
            <text:p>79,7%</text:p>
          </table:table-cell>
          <table:table-cell office:value-type="float" office:value="174121" table:style-name="ce46">
            <text:p>174.121</text:p>
          </table:table-cell>
          <table:table-cell office:value-type="percentage" office:value="0.82519454423096972" table:style-name="ce47">
            <text:p>82,5%</text:p>
          </table:table-cell>
          <table:table-cell office:value-type="float" office:value="145214" table:style-name="ce46">
            <text:p>145.214</text:p>
          </table:table-cell>
          <table:table-cell office:value-type="percentage" office:value="0.87826444581534036" table:style-name="ce47">
            <text:p>87,8%</text:p>
          </table:table-cell>
          <table:table-cell office:value-type="float" office:value="2008335" table:style-name="ce46">
            <text:p>2.008.33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284077264913589" table:style-name="ce47">
            <text:p>92,3%</text:p>
          </table:table-cell>
          <table:table-cell office:value-type="percentage" office:value="0.83858194727335134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276" table:style-name="ce46">
            <text:p>138.276</text:p>
          </table:table-cell>
          <table:table-cell office:value-type="percentage" office:value="1" table:style-name="ce47">
            <text:p>100,0%</text:p>
          </table:table-cell>
          <table:table-cell office:value-type="float" office:value="158487" table:style-name="ce46">
            <text:p>158.487</text:p>
          </table:table-cell>
          <table:table-cell office:value-type="percentage" office:value="0.99614081621108608" table:style-name="ce47">
            <text:p>99,6%</text:p>
          </table:table-cell>
          <table:table-cell office:value-type="float" office:value="222532" table:style-name="ce46">
            <text:p>222.532</text:p>
          </table:table-cell>
          <table:table-cell office:value-type="percentage" office:value="1" table:style-name="ce47">
            <text:p>100,0%</text:p>
          </table:table-cell>
          <table:table-cell office:value-type="float" office:value="286559" table:style-name="ce46">
            <text:p>286.559</text:p>
          </table:table-cell>
          <table:table-cell office:value-type="percentage" office:value="0.93196586422443228" table:style-name="ce47">
            <text:p>93,2%</text:p>
          </table:table-cell>
          <table:table-cell office:value-type="float" office:value="287371" table:style-name="ce46">
            <text:p>287.371</text:p>
          </table:table-cell>
          <table:table-cell office:value-type="percentage" office:value="0.86922762813629562" table:style-name="ce47">
            <text:p>86,9%</text:p>
          </table:table-cell>
          <table:table-cell office:value-type="float" office:value="206119" table:style-name="ce46">
            <text:p>206.119</text:p>
          </table:table-cell>
          <table:table-cell office:value-type="percentage" office:value="0.77517196249732045" table:style-name="ce47">
            <text:p>77,5%</text:p>
          </table:table-cell>
          <table:table-cell office:value-type="float" office:value="173504" table:style-name="ce46">
            <text:p>173.504</text:p>
          </table:table-cell>
          <table:table-cell office:value-type="percentage" office:value="0.79556511332529378" table:style-name="ce47">
            <text:p>79,6%</text:p>
          </table:table-cell>
          <table:table-cell office:value-type="float" office:value="150302" table:style-name="ce46">
            <text:p>150.302</text:p>
          </table:table-cell>
          <table:table-cell office:value-type="percentage" office:value="0.86394362311176509" table:style-name="ce47">
            <text:p>86,4%</text:p>
          </table:table-cell>
          <table:table-cell office:value-type="float" office:value="1623150" table:style-name="ce46">
            <text:p>1.623.15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737083034790222" table:style-name="ce47">
            <text:p>89,7%</text:p>
          </table:table-cell>
          <table:table-cell office:value-type="percentage" office:value="0.79363061497999488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084" table:style-name="ce46">
            <text:p>459.084</text:p>
          </table:table-cell>
          <table:table-cell office:value-type="percentage" office:value="1" table:style-name="ce47">
            <text:p>100,0%</text:p>
          </table:table-cell>
          <table:table-cell office:value-type="float" office:value="618716" table:style-name="ce46">
            <text:p>618.716</text:p>
          </table:table-cell>
          <table:table-cell office:value-type="percentage" office:value="0.97390806117501871" table:style-name="ce47">
            <text:p>97,4%</text:p>
          </table:table-cell>
          <table:table-cell office:value-type="float" office:value="800493" table:style-name="ce46">
            <text:p>800.493</text:p>
          </table:table-cell>
          <table:table-cell office:value-type="percentage" office:value="0.95571668035683588" table:style-name="ce47">
            <text:p>95,6%</text:p>
          </table:table-cell>
          <table:table-cell office:value-type="float" office:value="1027252" table:style-name="ce46">
            <text:p>1.027.252</text:p>
          </table:table-cell>
          <table:table-cell office:value-type="percentage" office:value="0.94089651761343862" table:style-name="ce47">
            <text:p>94,1%</text:p>
          </table:table-cell>
          <table:table-cell office:value-type="float" office:value="1131902" table:style-name="ce46">
            <text:p>1.131.902</text:p>
          </table:table-cell>
          <table:table-cell office:value-type="percentage" office:value="0.85961473470767147" table:style-name="ce47">
            <text:p>86,0%</text:p>
          </table:table-cell>
          <table:table-cell office:value-type="float" office:value="784221" table:style-name="ce46">
            <text:p>784.221</text:p>
          </table:table-cell>
          <table:table-cell office:value-type="percentage" office:value="0.75070071181599229" table:style-name="ce47">
            <text:p>75,1%</text:p>
          </table:table-cell>
          <table:table-cell office:value-type="float" office:value="646411" table:style-name="ce46">
            <text:p>646.411</text:p>
          </table:table-cell>
          <table:table-cell office:value-type="percentage" office:value="0.77051380619475884" table:style-name="ce47">
            <text:p>77,1%</text:p>
          </table:table-cell>
          <table:table-cell office:value-type="float" office:value="537142" table:style-name="ce46">
            <text:p>537.142</text:p>
          </table:table-cell>
          <table:table-cell office:value-type="percentage" office:value="0.81860687691834078" table:style-name="ce47">
            <text:p>81,9%</text:p>
          </table:table-cell>
          <table:table-cell office:value-type="float" office:value="6005221" table:style-name="ce46">
            <text:p>6.005.22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433113581699273" table:style-name="ce47">
            <text:p>87,4%</text:p>
          </table:table-cell>
          <table:table-cell office:value-type="percentage" office:value="0.77183178567797694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432" table:style-name="ce46">
            <text:p>297.432</text:p>
          </table:table-cell>
          <table:table-cell office:value-type="percentage" office:value="1" table:style-name="ce47">
            <text:p>100,0%</text:p>
          </table:table-cell>
          <table:table-cell office:value-type="float" office:value="434751" table:style-name="ce46">
            <text:p>434.751</text:p>
          </table:table-cell>
          <table:table-cell office:value-type="percentage" office:value="0.99289502171917177" table:style-name="ce47">
            <text:p>99,3%</text:p>
          </table:table-cell>
          <table:table-cell office:value-type="float" office:value="570708" table:style-name="ce46">
            <text:p>570.708</text:p>
          </table:table-cell>
          <table:table-cell office:value-type="percentage" office:value="0.9827457949332562" table:style-name="ce47">
            <text:p>98,3%</text:p>
          </table:table-cell>
          <table:table-cell office:value-type="float" office:value="715652" table:style-name="ce46">
            <text:p>715.652</text:p>
          </table:table-cell>
          <table:table-cell office:value-type="percentage" office:value="0.95124240031688057" table:style-name="ce47">
            <text:p>95,1%</text:p>
          </table:table-cell>
          <table:table-cell office:value-type="float" office:value="754081" table:style-name="ce46">
            <text:p>754.081</text:p>
          </table:table-cell>
          <table:table-cell office:value-type="percentage" office:value="0.88549979567584325" table:style-name="ce47">
            <text:p>88,5%</text:p>
          </table:table-cell>
          <table:table-cell office:value-type="float" office:value="511841" table:style-name="ce46">
            <text:p>511.841</text:p>
          </table:table-cell>
          <table:table-cell office:value-type="percentage" office:value="0.78895398753620372" table:style-name="ce47">
            <text:p>78,9%</text:p>
          </table:table-cell>
          <table:table-cell office:value-type="float" office:value="427406" table:style-name="ce46">
            <text:p>427.406</text:p>
          </table:table-cell>
          <table:table-cell office:value-type="percentage" office:value="0.82810399011094193" table:style-name="ce47">
            <text:p>82,8%</text:p>
          </table:table-cell>
          <table:table-cell office:value-type="float" office:value="374257" table:style-name="ce46">
            <text:p>374.257</text:p>
          </table:table-cell>
          <table:table-cell office:value-type="percentage" office:value="0.88157755264044324" table:style-name="ce47">
            <text:p>88,2%</text:p>
          </table:table-cell>
          <table:table-cell office:value-type="float" office:value="4086128" table:style-name="ce46">
            <text:p>4.086.12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036322265614988" table:style-name="ce47">
            <text:p>91,0%</text:p>
          </table:table-cell>
          <table:table-cell office:value-type="percentage" office:value="0.80795783881409899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99" table:style-name="ce46">
            <text:p>78.299</text:p>
          </table:table-cell>
          <table:table-cell office:value-type="percentage" office:value="1" table:style-name="ce47">
            <text:p>100,0%</text:p>
          </table:table-cell>
          <table:table-cell office:value-type="float" office:value="95980" table:style-name="ce46">
            <text:p>95.980</text:p>
          </table:table-cell>
          <table:table-cell office:value-type="percentage" office:value="1" table:style-name="ce47">
            <text:p>100,0%</text:p>
          </table:table-cell>
          <table:table-cell office:value-type="float" office:value="132940" table:style-name="ce46">
            <text:p>132.940</text:p>
          </table:table-cell>
          <table:table-cell office:value-type="percentage" office:value="1" table:style-name="ce47">
            <text:p>100,0%</text:p>
          </table:table-cell>
          <table:table-cell office:value-type="float" office:value="161613" table:style-name="ce46">
            <text:p>161.613</text:p>
          </table:table-cell>
          <table:table-cell office:value-type="percentage" office:value="0.95506926059001518" table:style-name="ce47">
            <text:p>95,5%</text:p>
          </table:table-cell>
          <table:table-cell office:value-type="float" office:value="146404" table:style-name="ce46">
            <text:p>146.404</text:p>
          </table:table-cell>
          <table:table-cell office:value-type="percentage" office:value="0.91792794713280745" table:style-name="ce47">
            <text:p>91,8%</text:p>
          </table:table-cell>
          <table:table-cell office:value-type="float" office:value="113389" table:style-name="ce46">
            <text:p>113.389</text:p>
          </table:table-cell>
          <table:table-cell office:value-type="percentage" office:value="0.84948943279467182" table:style-name="ce47">
            <text:p>84,9%</text:p>
          </table:table-cell>
          <table:table-cell office:value-type="float" office:value="93795" table:style-name="ce46">
            <text:p>93.795</text:p>
          </table:table-cell>
          <table:table-cell office:value-type="percentage" office:value="0.82770031768443342" table:style-name="ce47">
            <text:p>82,8%</text:p>
          </table:table-cell>
          <table:table-cell office:value-type="float" office:value="77598" table:style-name="ce46">
            <text:p>77.598</text:p>
          </table:table-cell>
          <table:table-cell office:value-type="percentage" office:value="0.91561061946902655" table:style-name="ce47">
            <text:p>91,6%</text:p>
          </table:table-cell>
          <table:table-cell office:value-type="float" office:value="900018" table:style-name="ce46">
            <text:p>900.01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397217645214104" table:style-name="ce47">
            <text:p>94,4%</text:p>
          </table:table-cell>
          <table:table-cell office:value-type="percentage" office:value="0.84589191409293529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83" table:style-name="ce46">
            <text:p>242.383</text:p>
          </table:table-cell>
          <table:table-cell office:value-type="percentage" office:value="1" table:style-name="ce47">
            <text:p>100,0%</text:p>
          </table:table-cell>
          <table:table-cell office:value-type="float" office:value="291399" table:style-name="ce46">
            <text:p>291.399</text:p>
          </table:table-cell>
          <table:table-cell office:value-type="percentage" office:value="1" table:style-name="ce47">
            <text:p>100,0%</text:p>
          </table:table-cell>
          <table:table-cell office:value-type="float" office:value="346237" table:style-name="ce46">
            <text:p>346.237</text:p>
          </table:table-cell>
          <table:table-cell office:value-type="percentage" office:value="0.99801110896528666" table:style-name="ce47">
            <text:p>99,8%</text:p>
          </table:table-cell>
          <table:table-cell office:value-type="float" office:value="391165" table:style-name="ce46">
            <text:p>391.165</text:p>
          </table:table-cell>
          <table:table-cell office:value-type="percentage" office:value="0.96372407234490221" table:style-name="ce47">
            <text:p>96,4%</text:p>
          </table:table-cell>
          <table:table-cell office:value-type="float" office:value="408481" table:style-name="ce46">
            <text:p>408.481</text:p>
          </table:table-cell>
          <table:table-cell office:value-type="percentage" office:value="0.92161923735563067" table:style-name="ce47">
            <text:p>92,2%</text:p>
          </table:table-cell>
          <table:table-cell office:value-type="float" office:value="264263" table:style-name="ce46">
            <text:p>264.263</text:p>
          </table:table-cell>
          <table:table-cell office:value-type="percentage" office:value="0.81711955177361106" table:style-name="ce47">
            <text:p>81,7%</text:p>
          </table:table-cell>
          <table:table-cell office:value-type="float" office:value="199513" table:style-name="ce46">
            <text:p>199.513</text:p>
          </table:table-cell>
          <table:table-cell office:value-type="percentage" office:value="0.86376368619063904" table:style-name="ce47">
            <text:p>86,4%</text:p>
          </table:table-cell>
          <table:table-cell office:value-type="float" office:value="169790" table:style-name="ce46">
            <text:p>169.790</text:p>
          </table:table-cell>
          <table:table-cell office:value-type="percentage" office:value="0.94324109617959306" table:style-name="ce47">
            <text:p>94,3%</text:p>
          </table:table-cell>
          <table:table-cell office:value-type="float" office:value="2313231" table:style-name="ce46">
            <text:p>2.313.23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244604902756046" table:style-name="ce47">
            <text:p>94,2%</text:p>
          </table:table-cell>
          <table:table-cell office:value-type="percentage" office:value="0.85617541367500927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82" table:style-name="ce46">
            <text:p>23.382</text:p>
          </table:table-cell>
          <table:table-cell office:value-type="percentage" office:value="1" table:style-name="ce47">
            <text:p>100,0%</text:p>
          </table:table-cell>
          <table:table-cell office:value-type="float" office:value="28673" table:style-name="ce46">
            <text:p>28.673</text:p>
          </table:table-cell>
          <table:table-cell office:value-type="percentage" office:value="1" table:style-name="ce47">
            <text:p>100,0%</text:p>
          </table:table-cell>
          <table:table-cell office:value-type="float" office:value="38080" table:style-name="ce46">
            <text:p>38.080</text:p>
          </table:table-cell>
          <table:table-cell office:value-type="percentage" office:value="1" table:style-name="ce47">
            <text:p>100,0%</text:p>
          </table:table-cell>
          <table:table-cell office:value-type="float" office:value="45441" table:style-name="ce46">
            <text:p>45.441</text:p>
          </table:table-cell>
          <table:table-cell office:value-type="percentage" office:value="0.95336102719033233" table:style-name="ce47">
            <text:p>95,3%</text:p>
          </table:table-cell>
          <table:table-cell office:value-type="float" office:value="47652" table:style-name="ce46">
            <text:p>47.652</text:p>
          </table:table-cell>
          <table:table-cell office:value-type="percentage" office:value="0.89999433395659811" table:style-name="ce47">
            <text:p>90,0%</text:p>
          </table:table-cell>
          <table:table-cell office:value-type="float" office:value="31364" table:style-name="ce46">
            <text:p>31.364</text:p>
          </table:table-cell>
          <table:table-cell office:value-type="percentage" office:value="0.79768051069457513" table:style-name="ce47">
            <text:p>79,8%</text:p>
          </table:table-cell>
          <table:table-cell office:value-type="float" office:value="24313" table:style-name="ce46">
            <text:p>24.313</text:p>
          </table:table-cell>
          <table:table-cell office:value-type="percentage" office:value="0.79824676603847922" table:style-name="ce47">
            <text:p>79,8%</text:p>
          </table:table-cell>
          <table:table-cell office:value-type="float" office:value="22178" table:style-name="ce46">
            <text:p>22.178</text:p>
          </table:table-cell>
          <table:table-cell office:value-type="percentage" office:value="0.8686354378818737" table:style-name="ce47">
            <text:p>86,9%</text:p>
          </table:table-cell>
          <table:table-cell office:value-type="float" office:value="261083" table:style-name="ce46">
            <text:p>261.08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940345811177238" table:style-name="ce47">
            <text:p>91,9%</text:p>
          </table:table-cell>
          <table:table-cell office:value-type="percentage" office:value="0.81610370287014633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214" table:style-name="ce46">
            <text:p>374.214</text:p>
          </table:table-cell>
          <table:table-cell office:value-type="percentage" office:value="1" table:style-name="ce47">
            <text:p>100,0%</text:p>
          </table:table-cell>
          <table:table-cell office:value-type="float" office:value="511500" table:style-name="ce46">
            <text:p>511.500</text:p>
          </table:table-cell>
          <table:table-cell office:value-type="percentage" office:value="0.97228373577452898" table:style-name="ce47">
            <text:p>97,2%</text:p>
          </table:table-cell>
          <table:table-cell office:value-type="float" office:value="689919" table:style-name="ce46">
            <text:p>689.919</text:p>
          </table:table-cell>
          <table:table-cell office:value-type="percentage" office:value="0.98094190009426674" table:style-name="ce47">
            <text:p>98,1%</text:p>
          </table:table-cell>
          <table:table-cell office:value-type="float" office:value="943007" table:style-name="ce46">
            <text:p>943.007</text:p>
          </table:table-cell>
          <table:table-cell office:value-type="percentage" office:value="0.96939091246454756" table:style-name="ce47">
            <text:p>96,9%</text:p>
          </table:table-cell>
          <table:table-cell office:value-type="float" office:value="1035778" table:style-name="ce46">
            <text:p>1.035.778</text:p>
          </table:table-cell>
          <table:table-cell office:value-type="percentage" office:value="0.88833941839033737" table:style-name="ce47">
            <text:p>88,8%</text:p>
          </table:table-cell>
          <table:table-cell office:value-type="float" office:value="753142" table:style-name="ce46">
            <text:p>753.142</text:p>
          </table:table-cell>
          <table:table-cell office:value-type="percentage" office:value="0.79308158881260271" table:style-name="ce47">
            <text:p>79,3%</text:p>
          </table:table-cell>
          <table:table-cell office:value-type="float" office:value="605256" table:style-name="ce46">
            <text:p>605.256</text:p>
          </table:table-cell>
          <table:table-cell office:value-type="percentage" office:value="0.81518704333479242" table:style-name="ce47">
            <text:p>81,5%</text:p>
          </table:table-cell>
          <table:table-cell office:value-type="float" office:value="458036" table:style-name="ce46">
            <text:p>458.036</text:p>
          </table:table-cell>
          <table:table-cell office:value-type="percentage" office:value="0.82746386001423555" table:style-name="ce47">
            <text:p>82,7%</text:p>
          </table:table-cell>
          <table:table-cell office:value-type="float" office:value="5370852" table:style-name="ce46">
            <text:p>5.370.85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844573470747513" table:style-name="ce47">
            <text:p>89,8%</text:p>
          </table:table-cell>
          <table:table-cell office:value-type="percentage" office:value="0.79217414800952468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35" table:style-name="ce46">
            <text:p>74.035</text:p>
          </table:table-cell>
          <table:table-cell office:value-type="percentage" office:value="1" table:style-name="ce47">
            <text:p>100,0%</text:p>
          </table:table-cell>
          <table:table-cell office:value-type="float" office:value="103454" table:style-name="ce46">
            <text:p>103.454</text:p>
          </table:table-cell>
          <table:table-cell office:value-type="percentage" office:value="1" table:style-name="ce47">
            <text:p>100,0%</text:p>
          </table:table-cell>
          <table:table-cell office:value-type="float" office:value="148542" table:style-name="ce46">
            <text:p>148.542</text:p>
          </table:table-cell>
          <table:table-cell office:value-type="percentage" office:value="1" table:style-name="ce47">
            <text:p>100,0%</text:p>
          </table:table-cell>
          <table:table-cell office:value-type="float" office:value="207743" table:style-name="ce46">
            <text:p>207.743</text:p>
          </table:table-cell>
          <table:table-cell office:value-type="percentage" office:value="0.97414844130997491" table:style-name="ce47">
            <text:p>97,4%</text:p>
          </table:table-cell>
          <table:table-cell office:value-type="float" office:value="232202" table:style-name="ce46">
            <text:p>232.202</text:p>
          </table:table-cell>
          <table:table-cell office:value-type="percentage" office:value="0.9136163867215934" table:style-name="ce47">
            <text:p>91,4%</text:p>
          </table:table-cell>
          <table:table-cell office:value-type="float" office:value="168013" table:style-name="ce46">
            <text:p>168.013</text:p>
          </table:table-cell>
          <table:table-cell office:value-type="percentage" office:value="0.80387841322851827" table:style-name="ce47">
            <text:p>80,4%</text:p>
          </table:table-cell>
          <table:table-cell office:value-type="float" office:value="141943" table:style-name="ce46">
            <text:p>141.943</text:p>
          </table:table-cell>
          <table:table-cell office:value-type="percentage" office:value="0.82406181784403887" table:style-name="ce47">
            <text:p>82,4%</text:p>
          </table:table-cell>
          <table:table-cell office:value-type="float" office:value="120780" table:style-name="ce46">
            <text:p>120.780</text:p>
          </table:table-cell>
          <table:table-cell office:value-type="percentage" office:value="0.85119878218952172" table:style-name="ce47">
            <text:p>85,1%</text:p>
          </table:table-cell>
          <table:table-cell office:value-type="float" office:value="1196712" table:style-name="ce46">
            <text:p>1.196.712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342508455222626" table:style-name="ce47">
            <text:p>91,3%</text:p>
          </table:table-cell>
          <table:table-cell office:value-type="percentage" office:value="0.7918684586478355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9" table:style-name="ce46">
            <text:p>42.519</text:p>
          </table:table-cell>
          <table:table-cell office:value-type="percentage" office:value="1" table:style-name="ce47">
            <text:p>100,0%</text:p>
          </table:table-cell>
          <table:table-cell office:value-type="float" office:value="55905" table:style-name="ce46">
            <text:p>55.905</text:p>
          </table:table-cell>
          <table:table-cell office:value-type="percentage" office:value="1" table:style-name="ce47">
            <text:p>100,0%</text:p>
          </table:table-cell>
          <table:table-cell office:value-type="float" office:value="72319" table:style-name="ce46">
            <text:p>72.319</text:p>
          </table:table-cell>
          <table:table-cell office:value-type="percentage" office:value="0.9793483559937165" table:style-name="ce47">
            <text:p>97,9%</text:p>
          </table:table-cell>
          <table:table-cell office:value-type="float" office:value="91981" table:style-name="ce46">
            <text:p>91.981</text:p>
          </table:table-cell>
          <table:table-cell office:value-type="percentage" office:value="0.95125860963451714" table:style-name="ce47">
            <text:p>95,1%</text:p>
          </table:table-cell>
          <table:table-cell office:value-type="float" office:value="95466" table:style-name="ce46">
            <text:p>95.466</text:p>
          </table:table-cell>
          <table:table-cell office:value-type="percentage" office:value="0.88392807540601104" table:style-name="ce47">
            <text:p>88,4%</text:p>
          </table:table-cell>
          <table:table-cell office:value-type="float" office:value="64259" table:style-name="ce46">
            <text:p>64.259</text:p>
          </table:table-cell>
          <table:table-cell office:value-type="percentage" office:value="0.78999520536998558" table:style-name="ce47">
            <text:p>79,0%</text:p>
          </table:table-cell>
          <table:table-cell office:value-type="float" office:value="57362" table:style-name="ce46">
            <text:p>57.362</text:p>
          </table:table-cell>
          <table:table-cell office:value-type="percentage" office:value="0.84198629031074312" table:style-name="ce47">
            <text:p>84,2%</text:p>
          </table:table-cell>
          <table:table-cell office:value-type="float" office:value="49334" table:style-name="ce46">
            <text:p>49.334</text:p>
          </table:table-cell>
          <table:table-cell office:value-type="percentage" office:value="0.87490246151663476" table:style-name="ce47">
            <text:p>87,5%</text:p>
          </table:table-cell>
          <table:table-cell office:value-type="float" office:value="529145" table:style-name="ce46">
            <text:p>529.14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019413300673946" table:style-name="ce47">
            <text:p>91,0%</text:p>
          </table:table-cell>
          <table:table-cell office:value-type="percentage" office:value="0.80028342536339392" table:style-name="ce47">
            <text:p>80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40" table:style-name="ce46">
            <text:p>164.240</text:p>
          </table:table-cell>
          <table:table-cell office:value-type="percentage" office:value="1" table:style-name="ce47">
            <text:p>100,0%</text:p>
          </table:table-cell>
          <table:table-cell office:value-type="float" office:value="213799" table:style-name="ce46">
            <text:p>213.799</text:p>
          </table:table-cell>
          <table:table-cell office:value-type="percentage" office:value="1" table:style-name="ce47">
            <text:p>100,0%</text:p>
          </table:table-cell>
          <table:table-cell office:value-type="float" office:value="278671" table:style-name="ce46">
            <text:p>278.671</text:p>
          </table:table-cell>
          <table:table-cell office:value-type="percentage" office:value="0.99483076835202178" table:style-name="ce47">
            <text:p>99,5%</text:p>
          </table:table-cell>
          <table:table-cell office:value-type="float" office:value="324148" table:style-name="ce46">
            <text:p>324.148</text:p>
          </table:table-cell>
          <table:table-cell office:value-type="percentage" office:value="0.95344096806548684" table:style-name="ce47">
            <text:p>95,3%</text:p>
          </table:table-cell>
          <table:table-cell office:value-type="float" office:value="320939" table:style-name="ce46">
            <text:p>320.939</text:p>
          </table:table-cell>
          <table:table-cell office:value-type="percentage" office:value="0.88624621340778109" table:style-name="ce47">
            <text:p>88,6%</text:p>
          </table:table-cell>
          <table:table-cell office:value-type="float" office:value="203699" table:style-name="ce46">
            <text:p>203.699</text:p>
          </table:table-cell>
          <table:table-cell office:value-type="percentage" office:value="0.7818248811136741" table:style-name="ce47">
            <text:p>78,2%</text:p>
          </table:table-cell>
          <table:table-cell office:value-type="float" office:value="164739" table:style-name="ce46">
            <text:p>164.739</text:p>
          </table:table-cell>
          <table:table-cell office:value-type="percentage" office:value="0.81742534758403051" table:style-name="ce47">
            <text:p>81,7%</text:p>
          </table:table-cell>
          <table:table-cell office:value-type="float" office:value="147346" table:style-name="ce46">
            <text:p>147.346</text:p>
          </table:table-cell>
          <table:table-cell office:value-type="percentage" office:value="0.87390721563882656" table:style-name="ce47">
            <text:p>87,4%</text:p>
          </table:table-cell>
          <table:table-cell office:value-type="float" office:value="1817581" table:style-name="ce46">
            <text:p>1.817.581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614577636555083" table:style-name="ce47">
            <text:p>91,6%</text:p>
          </table:table-cell>
          <table:table-cell office:value-type="percentage" office:value="0.8185443484902527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2" table:style-name="ce46">
            <text:p>2.402</text:p>
          </table:table-cell>
          <table:table-cell office:value-type="percentage" office:value="0.92207293666026868" table:style-name="ce47">
            <text:p>92,2%</text:p>
          </table:table-cell>
          <table:table-cell office:value-type="float" office:value="3898" table:style-name="ce46">
            <text:p>3.898</text:p>
          </table:table-cell>
          <table:table-cell office:value-type="percentage" office:value="0.9027327466419639" table:style-name="ce47">
            <text:p>90,3%</text:p>
          </table:table-cell>
          <table:table-cell office:value-type="float" office:value="7672" table:style-name="ce46">
            <text:p>7.672</text:p>
          </table:table-cell>
          <table:table-cell office:value-type="percentage" office:value="0.97645411734758814" table:style-name="ce47">
            <text:p>97,6%</text:p>
          </table:table-cell>
          <table:table-cell office:value-type="float" office:value="10610" table:style-name="ce46">
            <text:p>10.610</text:p>
          </table:table-cell>
          <table:table-cell office:value-type="percentage" office:value="0.9181377639321564" table:style-name="ce47">
            <text:p>91,8%</text:p>
          </table:table-cell>
          <table:table-cell office:value-type="float" office:value="11193" table:style-name="ce46">
            <text:p>11.193</text:p>
          </table:table-cell>
          <table:table-cell office:value-type="percentage" office:value="0.88538205980066442" table:style-name="ce47">
            <text:p>88,5%</text:p>
          </table:table-cell>
          <table:table-cell office:value-type="float" office:value="9295" table:style-name="ce46">
            <text:p>9.295</text:p>
          </table:table-cell>
          <table:table-cell office:value-type="percentage" office:value="0.78148646376324193" table:style-name="ce47">
            <text:p>78,1%</text:p>
          </table:table-cell>
          <table:table-cell office:value-type="float" office:value="9300" table:style-name="ce46">
            <text:p>9.300</text:p>
          </table:table-cell>
          <table:table-cell office:value-type="percentage" office:value="0.84799854107777883" table:style-name="ce47">
            <text:p>84,8%</text:p>
          </table:table-cell>
          <table:table-cell office:value-type="float" office:value="8613" table:style-name="ce46">
            <text:p>8.613</text:p>
          </table:table-cell>
          <table:table-cell office:value-type="percentage" office:value="0.94378698224852076" table:style-name="ce47">
            <text:p>94,4%</text:p>
          </table:table-cell>
          <table:table-cell office:value-type="float" office:value="62983" table:style-name="ce46">
            <text:p>62.98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752201789614604" table:style-name="ce47">
            <text:p>88,8%</text:p>
          </table:table-cell>
          <table:table-cell office:value-type="percentage" office:value="0.74799885988456327" table:style-name="ce47">
            <text:p>7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8" table:style-name="ce46">
            <text:p>2.018</text:p>
          </table:table-cell>
          <table:table-cell office:value-type="percentage" office:value="0.85908897403150275" table:style-name="ce47">
            <text:p>85,9%</text:p>
          </table:table-cell>
          <table:table-cell office:value-type="float" office:value="3326" table:style-name="ce46">
            <text:p>3.326</text:p>
          </table:table-cell>
          <table:table-cell office:value-type="percentage" office:value="0.88740661686232658" table:style-name="ce47">
            <text:p>88,7%</text:p>
          </table:table-cell>
          <table:table-cell office:value-type="float" office:value="7199" table:style-name="ce46">
            <text:p>7.199</text:p>
          </table:table-cell>
          <table:table-cell office:value-type="percentage" office:value="0.91976491631531876" table:style-name="ce47">
            <text:p>92,0%</text:p>
          </table:table-cell>
          <table:table-cell office:value-type="float" office:value="9729" table:style-name="ce46">
            <text:p>9.729</text:p>
          </table:table-cell>
          <table:table-cell office:value-type="percentage" office:value="0.8610496504115408" table:style-name="ce47">
            <text:p>86,1%</text:p>
          </table:table-cell>
          <table:table-cell office:value-type="float" office:value="10119" table:style-name="ce46">
            <text:p>10.119</text:p>
          </table:table-cell>
          <table:table-cell office:value-type="percentage" office:value="0.84310948175304112" table:style-name="ce47">
            <text:p>84,3%</text:p>
          </table:table-cell>
          <table:table-cell office:value-type="float" office:value="8723" table:style-name="ce46">
            <text:p>8.723</text:p>
          </table:table-cell>
          <table:table-cell office:value-type="percentage" office:value="0.71894832275611964" table:style-name="ce47">
            <text:p>71,9%</text:p>
          </table:table-cell>
          <table:table-cell office:value-type="float" office:value="8938" table:style-name="ce46">
            <text:p>8.938</text:p>
          </table:table-cell>
          <table:table-cell office:value-type="percentage" office:value="0.74514380992080032" table:style-name="ce47">
            <text:p>74,5%</text:p>
          </table:table-cell>
          <table:table-cell office:value-type="float" office:value="8127" table:style-name="ce46">
            <text:p>8.127</text:p>
          </table:table-cell>
          <table:table-cell office:value-type="percentage" office:value="0.84886149989555049" table:style-name="ce47">
            <text:p>84,9%</text:p>
          </table:table-cell>
          <table:table-cell office:value-type="float" office:value="58179" table:style-name="ce46">
            <text:p>58.17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026590720036097" table:style-name="ce47">
            <text:p>82,0%</text:p>
          </table:table-cell>
          <table:table-cell office:value-type="percentage" office:value="0.66814047498736739" table:style-name="ce47">
            <text:p>66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2" table:style-name="ce46">
            <text:p>3.672</text:p>
          </table:table-cell>
          <table:table-cell office:value-type="string" table:style-name="ce47">
            <text:p>-</text:p>
          </table:table-cell>
          <table:table-cell office:value-type="float" office:value="9769" table:style-name="ce46">
            <text:p>9.769</text:p>
          </table:table-cell>
          <table:table-cell office:value-type="string" table:style-name="ce47">
            <text:p>-</text:p>
          </table:table-cell>
          <table:table-cell office:value-type="float" office:value="22781" table:style-name="ce46">
            <text:p>22.781</text:p>
          </table:table-cell>
          <table:table-cell office:value-type="string" table:style-name="ce47">
            <text:p>-</text:p>
          </table:table-cell>
          <table:table-cell office:value-type="float" office:value="32833" table:style-name="ce46">
            <text:p>32.833</text:p>
          </table:table-cell>
          <table:table-cell office:value-type="string" table:style-name="ce47">
            <text:p>-</text:p>
          </table:table-cell>
          <table:table-cell office:value-type="float" office:value="24878" table:style-name="ce46">
            <text:p>24.878</text:p>
          </table:table-cell>
          <table:table-cell office:value-type="string" table:style-name="ce47">
            <text:p>-</text:p>
          </table:table-cell>
          <table:table-cell office:value-type="float" office:value="1201" table:style-name="ce46">
            <text:p>1.201</text:p>
          </table:table-cell>
          <table:table-cell office:value-type="string" table:style-name="ce47">
            <text:p>-</text:p>
          </table:table-cell>
          <table:table-cell office:value-type="float" office:value="95186" table:style-name="ce46">
            <text:p>95.18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2" table:style-name="ce49">
            <text:p>42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28" table:style-name="ce49">
            <text:p>728</text:p>
          </table:table-cell>
          <table:table-cell office:value-type="string" table:style-name="ce50">
            <text:p>-</text:p>
          </table:table-cell>
          <table:table-cell office:value-type="float" office:value="1391" table:style-name="ce49">
            <text:p>1.391</text:p>
          </table:table-cell>
          <table:table-cell office:value-type="string" table:style-name="ce50">
            <text:p>-</text:p>
          </table:table-cell>
          <table:table-cell office:value-type="float" office:value="1650" table:style-name="ce49">
            <text:p>1.650</text:p>
          </table:table-cell>
          <table:table-cell office:value-type="string" table:style-name="ce50">
            <text:p>-</text:p>
          </table:table-cell>
          <table:table-cell office:value-type="float" office:value="1368" table:style-name="ce49">
            <text:p>1.368</text:p>
          </table:table-cell>
          <table:table-cell office:value-type="string" table:style-name="ce50">
            <text:p>-</text:p>
          </table:table-cell>
          <table:table-cell office:value-type="float" office:value="178" table:style-name="ce49">
            <text:p>178</text:p>
          </table:table-cell>
          <table:table-cell office:value-type="string" table:style-name="ce50">
            <text:p>-</text:p>
          </table:table-cell>
          <table:table-cell office:value-type="float" office:value="5625" table:style-name="ce49">
            <text:p>5.62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9378" table:style-name="ce53">
            <text:p>2.939.378</text:p>
          </table:table-cell>
          <table:table-cell office:value-type="percentage" office:value="1" table:style-name="ce54">
            <text:p>100,0%</text:p>
          </table:table-cell>
          <table:table-cell office:value-type="float" office:value="3945607" table:style-name="ce53">
            <text:p>3.945.607</text:p>
          </table:table-cell>
          <table:table-cell office:value-type="percentage" office:value="0.99635408183492868" table:style-name="ce54">
            <text:p>99,6%</text:p>
          </table:table-cell>
          <table:table-cell office:value-type="float" office:value="5285435" table:style-name="ce53">
            <text:p>5.285.435</text:p>
          </table:table-cell>
          <table:table-cell office:value-type="percentage" office:value="0.99034080284265313" table:style-name="ce54">
            <text:p>99,0%</text:p>
          </table:table-cell>
          <table:table-cell office:value-type="float" office:value="6692082" table:style-name="ce53">
            <text:p>6.692.082</text:p>
          </table:table-cell>
          <table:table-cell office:value-type="percentage" office:value="0.95148455079304095" table:style-name="ce54">
            <text:p>95,1%</text:p>
          </table:table-cell>
          <table:table-cell office:value-type="float" office:value="6995291" table:style-name="ce53">
            <text:p>6.995.291</text:p>
          </table:table-cell>
          <table:table-cell office:value-type="percentage" office:value="0.88640701026909541" table:style-name="ce54">
            <text:p>88,6%</text:p>
          </table:table-cell>
          <table:table-cell office:value-type="float" office:value="4931499" table:style-name="ce53">
            <text:p>4.931.499</text:p>
          </table:table-cell>
          <table:table-cell office:value-type="percentage" office:value="0.7915216720330932" table:style-name="ce54">
            <text:p>79,2%</text:p>
          </table:table-cell>
          <table:table-cell office:value-type="float" office:value="4025593" table:style-name="ce53">
            <text:p>4.025.593</text:p>
          </table:table-cell>
          <table:table-cell office:value-type="percentage" office:value="0.81413267699974112" table:style-name="ce54">
            <text:p>81,4%</text:p>
          </table:table-cell>
          <table:table-cell office:value-type="float" office:value="3362800" table:style-name="ce53">
            <text:p>3.362.800</text:p>
          </table:table-cell>
          <table:table-cell office:value-type="percentage" office:value="0.8647651160314821" table:style-name="ce54">
            <text:p>86,5%</text:p>
          </table:table-cell>
          <table:table-cell office:value-type="float" office:value="38177685" table:style-name="ce53">
            <text:p>38.177.68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64065006724743" table:style-name="ce54">
            <text:p>90,6%</text:p>
          </table:table-cell>
          <table:table-cell office:value-type="percentage" office:value="0.80457419101197358" table:style-name="ce54">
            <text:p>80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213" table:style-name="ce43">
            <text:p>429.213</text:p>
          </table:table-cell>
          <table:table-cell office:value-type="percentage" office:value="1" table:style-name="ce44">
            <text:p>100,0%</text:p>
          </table:table-cell>
          <table:table-cell office:value-type="float" office:value="650141" table:style-name="ce43">
            <text:p>650.141</text:p>
          </table:table-cell>
          <table:table-cell office:value-type="percentage" office:value="0.99963098553002006" table:style-name="ce44">
            <text:p>100,0%</text:p>
          </table:table-cell>
          <table:table-cell office:value-type="float" office:value="922649" table:style-name="ce43">
            <text:p>922.649</text:p>
          </table:table-cell>
          <table:table-cell office:value-type="percentage" office:value="1.0070971143277225" table:style-name="ce44">
            <text:p>100,7%</text:p>
          </table:table-cell>
          <table:table-cell office:value-type="float" office:value="1207910" table:style-name="ce43">
            <text:p>1.207.910</text:p>
          </table:table-cell>
          <table:table-cell office:value-type="percentage" office:value="0.95485371389091567" table:style-name="ce44">
            <text:p>95,5%</text:p>
          </table:table-cell>
          <table:table-cell office:value-type="float" office:value="1240433" table:style-name="ce43">
            <text:p>1.240.433</text:p>
          </table:table-cell>
          <table:table-cell office:value-type="percentage" office:value="0.89554578179124611" table:style-name="ce44">
            <text:p>89,6%</text:p>
          </table:table-cell>
          <table:table-cell office:value-type="float" office:value="912701" table:style-name="ce43">
            <text:p>912.701</text:p>
          </table:table-cell>
          <table:table-cell office:value-type="percentage" office:value="0.80046254353338009" table:style-name="ce44">
            <text:p>80,0%</text:p>
          </table:table-cell>
          <table:table-cell office:value-type="float" office:value="747850" table:style-name="ce43">
            <text:p>747.850</text:p>
          </table:table-cell>
          <table:table-cell office:value-type="percentage" office:value="0.80528970400744293" table:style-name="ce44">
            <text:p>80,5%</text:p>
          </table:table-cell>
          <table:table-cell office:value-type="float" office:value="656765" table:style-name="ce43">
            <text:p>656.765</text:p>
          </table:table-cell>
          <table:table-cell office:value-type="percentage" office:value="0.87230561012183438" table:style-name="ce44">
            <text:p>87,2%</text:p>
          </table:table-cell>
          <table:table-cell office:value-type="float" office:value="6767662" table:style-name="ce43">
            <text:p>6.767.66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817025016857944" table:style-name="ce44">
            <text:p>90,8%</text:p>
          </table:table-cell>
          <table:table-cell office:value-type="percentage" office:value="0.79954316963105876" table:style-name="ce44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060" table:style-name="ce46">
            <text:p>100.060</text:p>
          </table:table-cell>
          <table:table-cell office:value-type="percentage" office:value="1" table:style-name="ce47">
            <text:p>100,0%</text:p>
          </table:table-cell>
          <table:table-cell office:value-type="float" office:value="118654" table:style-name="ce46">
            <text:p>118.654</text:p>
          </table:table-cell>
          <table:table-cell office:value-type="percentage" office:value="0.99746963137320832" table:style-name="ce47">
            <text:p>99,7%</text:p>
          </table:table-cell>
          <table:table-cell office:value-type="float" office:value="152716" table:style-name="ce46">
            <text:p>152.716</text:p>
          </table:table-cell>
          <table:table-cell office:value-type="percentage" office:value="0.97665108366854902" table:style-name="ce47">
            <text:p>97,7%</text:p>
          </table:table-cell>
          <table:table-cell office:value-type="float" office:value="184222" table:style-name="ce46">
            <text:p>184.222</text:p>
          </table:table-cell>
          <table:table-cell office:value-type="percentage" office:value="0.92916586807622081" table:style-name="ce47">
            <text:p>92,9%</text:p>
          </table:table-cell>
          <table:table-cell office:value-type="float" office:value="185692" table:style-name="ce46">
            <text:p>185.692</text:p>
          </table:table-cell>
          <table:table-cell office:value-type="percentage" office:value="0.863912758266145" table:style-name="ce47">
            <text:p>86,4%</text:p>
          </table:table-cell>
          <table:table-cell office:value-type="float" office:value="122906" table:style-name="ce46">
            <text:p>122.906</text:p>
          </table:table-cell>
          <table:table-cell office:value-type="percentage" office:value="0.74812217717882235" table:style-name="ce47">
            <text:p>74,8%</text:p>
          </table:table-cell>
          <table:table-cell office:value-type="float" office:value="100986" table:style-name="ce46">
            <text:p>100.986</text:p>
          </table:table-cell>
          <table:table-cell office:value-type="percentage" office:value="0.77442657648330915" table:style-name="ce47">
            <text:p>77,4%</text:p>
          </table:table-cell>
          <table:table-cell office:value-type="float" office:value="85862" table:style-name="ce46">
            <text:p>85.862</text:p>
          </table:table-cell>
          <table:table-cell office:value-type="percentage" office:value="0.83273041150627003" table:style-name="ce47">
            <text:p>83,3%</text:p>
          </table:table-cell>
          <table:table-cell office:value-type="float" office:value="1051098" table:style-name="ce46">
            <text:p>1.051.09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690224059051548" table:style-name="ce47">
            <text:p>88,7%</text:p>
          </table:table-cell>
          <table:table-cell office:value-type="percentage" office:value="0.79066128776259204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53" table:style-name="ce46">
            <text:p>88.253</text:p>
          </table:table-cell>
          <table:table-cell office:value-type="percentage" office:value="1" table:style-name="ce47">
            <text:p>100,0%</text:p>
          </table:table-cell>
          <table:table-cell office:value-type="float" office:value="113975" table:style-name="ce46">
            <text:p>113.97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68" table:style-name="ce46">
            <text:p>147.468</text:p>
          </table:table-cell>
          <table:table-cell office:value-type="percentage" office:value="0.9854061422500201" table:style-name="ce47">
            <text:p>98,5%</text:p>
          </table:table-cell>
          <table:table-cell office:value-type="float" office:value="152545" table:style-name="ce46">
            <text:p>152.545</text:p>
          </table:table-cell>
          <table:table-cell office:value-type="percentage" office:value="0.93790156475760089" table:style-name="ce47">
            <text:p>93,8%</text:p>
          </table:table-cell>
          <table:table-cell office:value-type="float" office:value="149934" table:style-name="ce46">
            <text:p>149.934</text:p>
          </table:table-cell>
          <table:table-cell office:value-type="percentage" office:value="0.8978460174977394" table:style-name="ce47">
            <text:p>89,8%</text:p>
          </table:table-cell>
          <table:table-cell office:value-type="float" office:value="89642" table:style-name="ce46">
            <text:p>89.642</text:p>
          </table:table-cell>
          <table:table-cell office:value-type="percentage" office:value="0.78323474674751636" table:style-name="ce47">
            <text:p>78,3%</text:p>
          </table:table-cell>
          <table:table-cell office:value-type="float" office:value="65250" table:style-name="ce46">
            <text:p>65.250</text:p>
          </table:table-cell>
          <table:table-cell office:value-type="percentage" office:value="0.82479048425629808" table:style-name="ce47">
            <text:p>82,5%</text:p>
          </table:table-cell>
          <table:table-cell office:value-type="float" office:value="59683" table:style-name="ce46">
            <text:p>59.683</text:p>
          </table:table-cell>
          <table:table-cell office:value-type="percentage" office:value="0.932546875" table:style-name="ce47">
            <text:p>93,3%</text:p>
          </table:table-cell>
          <table:table-cell office:value-type="float" office:value="866750" table:style-name="ce46">
            <text:p>866.75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07039522360957" table:style-name="ce47">
            <text:p>92,8%</text:p>
          </table:table-cell>
          <table:table-cell office:value-type="percentage" office:value="0.8507691522442441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02" table:style-name="ce46">
            <text:p>51.002</text:p>
          </table:table-cell>
          <table:table-cell office:value-type="percentage" office:value="1" table:style-name="ce47">
            <text:p>100,0%</text:p>
          </table:table-cell>
          <table:table-cell office:value-type="float" office:value="78948" table:style-name="ce46">
            <text:p>78.948</text:p>
          </table:table-cell>
          <table:table-cell office:value-type="percentage" office:value="0.98052560981668235" table:style-name="ce47">
            <text:p>98,1%</text:p>
          </table:table-cell>
          <table:table-cell office:value-type="float" office:value="109571" table:style-name="ce46">
            <text:p>109.571</text:p>
          </table:table-cell>
          <table:table-cell office:value-type="percentage" office:value="0.93465892127508932" table:style-name="ce47">
            <text:p>93,5%</text:p>
          </table:table-cell>
          <table:table-cell office:value-type="float" office:value="149061" table:style-name="ce46">
            <text:p>149.061</text:p>
          </table:table-cell>
          <table:table-cell office:value-type="percentage" office:value="0.8990572808916929" table:style-name="ce47">
            <text:p>89,9%</text:p>
          </table:table-cell>
          <table:table-cell office:value-type="float" office:value="165878" table:style-name="ce46">
            <text:p>165.878</text:p>
          </table:table-cell>
          <table:table-cell office:value-type="percentage" office:value="0.80456124012960051" table:style-name="ce47">
            <text:p>80,5%</text:p>
          </table:table-cell>
          <table:table-cell office:value-type="float" office:value="124139" table:style-name="ce46">
            <text:p>124.139</text:p>
          </table:table-cell>
          <table:table-cell office:value-type="percentage" office:value="0.68138231597205068" table:style-name="ce47">
            <text:p>68,1%</text:p>
          </table:table-cell>
          <table:table-cell office:value-type="float" office:value="94646" table:style-name="ce46">
            <text:p>94.646</text:p>
          </table:table-cell>
          <table:table-cell office:value-type="percentage" office:value="0.68612895274825647" table:style-name="ce47">
            <text:p>68,6%</text:p>
          </table:table-cell>
          <table:table-cell office:value-type="float" office:value="73217" table:style-name="ce46">
            <text:p>73.217</text:p>
          </table:table-cell>
          <table:table-cell office:value-type="percentage" office:value="0.76683074989526601" table:style-name="ce47">
            <text:p>76,7%</text:p>
          </table:table-cell>
          <table:table-cell office:value-type="float" office:value="846462" table:style-name="ce46">
            <text:p>846.462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794278878348614" table:style-name="ce47">
            <text:p>81,8%</text:p>
          </table:table-cell>
          <table:table-cell office:value-type="percentage" office:value="0.72251893443091719" table:style-name="ce47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59" table:style-name="ce46">
            <text:p>92.059</text:p>
          </table:table-cell>
          <table:table-cell office:value-type="percentage" office:value="1" table:style-name="ce47">
            <text:p>100,0%</text:p>
          </table:table-cell>
          <table:table-cell office:value-type="float" office:value="150416" table:style-name="ce46">
            <text:p>150.416</text:p>
          </table:table-cell>
          <table:table-cell office:value-type="percentage" office:value="0.97337103882068965" table:style-name="ce47">
            <text:p>97,3%</text:p>
          </table:table-cell>
          <table:table-cell office:value-type="float" office:value="221283" table:style-name="ce46">
            <text:p>221.283</text:p>
          </table:table-cell>
          <table:table-cell office:value-type="percentage" office:value="0.94126129345107445" table:style-name="ce47">
            <text:p>94,1%</text:p>
          </table:table-cell>
          <table:table-cell office:value-type="float" office:value="318790" table:style-name="ce46">
            <text:p>318.790</text:p>
          </table:table-cell>
          <table:table-cell office:value-type="percentage" office:value="0.90949810562833799" table:style-name="ce47">
            <text:p>90,9%</text:p>
          </table:table-cell>
          <table:table-cell office:value-type="float" office:value="314537" table:style-name="ce46">
            <text:p>314.537</text:p>
          </table:table-cell>
          <table:table-cell office:value-type="percentage" office:value="0.81082119177983314" table:style-name="ce47">
            <text:p>81,1%</text:p>
          </table:table-cell>
          <table:table-cell office:value-type="float" office:value="223446" table:style-name="ce46">
            <text:p>223.446</text:p>
          </table:table-cell>
          <table:table-cell office:value-type="percentage" office:value="0.71862839059092931" table:style-name="ce47">
            <text:p>71,9%</text:p>
          </table:table-cell>
          <table:table-cell office:value-type="float" office:value="179753" table:style-name="ce46">
            <text:p>179.753</text:p>
          </table:table-cell>
          <table:table-cell office:value-type="percentage" office:value="0.71401957513068626" table:style-name="ce47">
            <text:p>71,4%</text:p>
          </table:table-cell>
          <table:table-cell office:value-type="float" office:value="145933" table:style-name="ce46">
            <text:p>145.933</text:p>
          </table:table-cell>
          <table:table-cell office:value-type="percentage" office:value="0.81165425452037576" table:style-name="ce47">
            <text:p>81,2%</text:p>
          </table:table-cell>
          <table:table-cell office:value-type="float" office:value="1646217" table:style-name="ce46">
            <text:p>1.646.217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957508616495324" table:style-name="ce47">
            <text:p>84,0%</text:p>
          </table:table-cell>
          <table:table-cell office:value-type="percentage" office:value="0.75655023640227359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985" table:style-name="ce46">
            <text:p>41.985</text:p>
          </table:table-cell>
          <table:table-cell office:value-type="percentage" office:value="1" table:style-name="ce47">
            <text:p>100,0%</text:p>
          </table:table-cell>
          <table:table-cell office:value-type="float" office:value="55808" table:style-name="ce46">
            <text:p>55.808</text:p>
          </table:table-cell>
          <table:table-cell office:value-type="percentage" office:value="1" table:style-name="ce47">
            <text:p>100,0%</text:p>
          </table:table-cell>
          <table:table-cell office:value-type="float" office:value="76470" table:style-name="ce46">
            <text:p>76.470</text:p>
          </table:table-cell>
          <table:table-cell office:value-type="percentage" office:value="0.98868705152239966" table:style-name="ce47">
            <text:p>98,9%</text:p>
          </table:table-cell>
          <table:table-cell office:value-type="float" office:value="83981" table:style-name="ce46">
            <text:p>83.981</text:p>
          </table:table-cell>
          <table:table-cell office:value-type="percentage" office:value="0.93349562047041035" table:style-name="ce47">
            <text:p>93,3%</text:p>
          </table:table-cell>
          <table:table-cell office:value-type="float" office:value="87556" table:style-name="ce46">
            <text:p>87.556</text:p>
          </table:table-cell>
          <table:table-cell office:value-type="percentage" office:value="0.89553948593112331" table:style-name="ce47">
            <text:p>89,6%</text:p>
          </table:table-cell>
          <table:table-cell office:value-type="float" office:value="54235" table:style-name="ce46">
            <text:p>54.235</text:p>
          </table:table-cell>
          <table:table-cell office:value-type="percentage" office:value="0.76958551501993666" table:style-name="ce47">
            <text:p>77,0%</text:p>
          </table:table-cell>
          <table:table-cell office:value-type="float" office:value="40581" table:style-name="ce46">
            <text:p>40.581</text:p>
          </table:table-cell>
          <table:table-cell office:value-type="percentage" office:value="0.80350460350460351" table:style-name="ce47">
            <text:p>80,4%</text:p>
          </table:table-cell>
          <table:table-cell office:value-type="float" office:value="38904" table:style-name="ce46">
            <text:p>38.904</text:p>
          </table:table-cell>
          <table:table-cell office:value-type="percentage" office:value="0.88492596046675609" table:style-name="ce47">
            <text:p>88,5%</text:p>
          </table:table-cell>
          <table:table-cell office:value-type="float" office:value="479520" table:style-name="ce46">
            <text:p>479.52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48927645398921" table:style-name="ce47">
            <text:p>91,5%</text:p>
          </table:table-cell>
          <table:table-cell office:value-type="percentage" office:value="0.82263833729338398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218" table:style-name="ce46">
            <text:p>227.218</text:p>
          </table:table-cell>
          <table:table-cell office:value-type="percentage" office:value="1" table:style-name="ce47">
            <text:p>100,0%</text:p>
          </table:table-cell>
          <table:table-cell office:value-type="float" office:value="249350" table:style-name="ce46">
            <text:p>249.350</text:p>
          </table:table-cell>
          <table:table-cell office:value-type="percentage" office:value="1" table:style-name="ce47">
            <text:p>100,0%</text:p>
          </table:table-cell>
          <table:table-cell office:value-type="float" office:value="318414" table:style-name="ce46">
            <text:p>318.414</text:p>
          </table:table-cell>
          <table:table-cell office:value-type="percentage" office:value="0.99949462449972537" table:style-name="ce47">
            <text:p>99,9%</text:p>
          </table:table-cell>
          <table:table-cell office:value-type="float" office:value="349323" table:style-name="ce46">
            <text:p>349.323</text:p>
          </table:table-cell>
          <table:table-cell office:value-type="percentage" office:value="0.916437331934151" table:style-name="ce47">
            <text:p>91,6%</text:p>
          </table:table-cell>
          <table:table-cell office:value-type="float" office:value="316522" table:style-name="ce46">
            <text:p>316.522</text:p>
          </table:table-cell>
          <table:table-cell office:value-type="percentage" office:value="0.87122940779785585" table:style-name="ce47">
            <text:p>87,1%</text:p>
          </table:table-cell>
          <table:table-cell office:value-type="float" office:value="207594" table:style-name="ce46">
            <text:p>207.594</text:p>
          </table:table-cell>
          <table:table-cell office:value-type="percentage" office:value="0.77523218426860552" table:style-name="ce47">
            <text:p>77,5%</text:p>
          </table:table-cell>
          <table:table-cell office:value-type="float" office:value="167493" table:style-name="ce46">
            <text:p>167.493</text:p>
          </table:table-cell>
          <table:table-cell office:value-type="percentage" office:value="0.79378311517208044" table:style-name="ce47">
            <text:p>79,4%</text:p>
          </table:table-cell>
          <table:table-cell office:value-type="float" office:value="135673" table:style-name="ce46">
            <text:p>135.673</text:p>
          </table:table-cell>
          <table:table-cell office:value-type="percentage" office:value="0.82055980936483164" table:style-name="ce47">
            <text:p>82,1%</text:p>
          </table:table-cell>
          <table:table-cell office:value-type="float" office:value="1971587" table:style-name="ce46">
            <text:p>1.971.58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595486829886052" table:style-name="ce47">
            <text:p>90,6%</text:p>
          </table:table-cell>
          <table:table-cell office:value-type="percentage" office:value="0.82323778935228675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419" table:style-name="ce46">
            <text:p>136.419</text:p>
          </table:table-cell>
          <table:table-cell office:value-type="percentage" office:value="1" table:style-name="ce47">
            <text:p>100,0%</text:p>
          </table:table-cell>
          <table:table-cell office:value-type="float" office:value="157225" table:style-name="ce46">
            <text:p>157.225</text:p>
          </table:table-cell>
          <table:table-cell office:value-type="percentage" office:value="0.98820874790227586" table:style-name="ce47">
            <text:p>98,8%</text:p>
          </table:table-cell>
          <table:table-cell office:value-type="float" office:value="216809" table:style-name="ce46">
            <text:p>216.809</text:p>
          </table:table-cell>
          <table:table-cell office:value-type="percentage" office:value="0.99251524418157511" table:style-name="ce47">
            <text:p>99,3%</text:p>
          </table:table-cell>
          <table:table-cell office:value-type="float" office:value="278081" table:style-name="ce46">
            <text:p>278.081</text:p>
          </table:table-cell>
          <table:table-cell office:value-type="percentage" office:value="0.90439315983582569" table:style-name="ce47">
            <text:p>90,4%</text:p>
          </table:table-cell>
          <table:table-cell office:value-type="float" office:value="276838" table:style-name="ce46">
            <text:p>276.838</text:p>
          </table:table-cell>
          <table:table-cell office:value-type="percentage" office:value="0.83736785590054597" table:style-name="ce47">
            <text:p>83,7%</text:p>
          </table:table-cell>
          <table:table-cell office:value-type="float" office:value="195635" table:style-name="ce46">
            <text:p>195.635</text:p>
          </table:table-cell>
          <table:table-cell office:value-type="percentage" office:value="0.73574375425440297" table:style-name="ce47">
            <text:p>73,6%</text:p>
          </table:table-cell>
          <table:table-cell office:value-type="float" office:value="162584" table:style-name="ce46">
            <text:p>162.584</text:p>
          </table:table-cell>
          <table:table-cell office:value-type="percentage" office:value="0.74549381215925603" table:style-name="ce47">
            <text:p>74,5%</text:p>
          </table:table-cell>
          <table:table-cell office:value-type="float" office:value="142841" table:style-name="ce46">
            <text:p>142.841</text:p>
          </table:table-cell>
          <table:table-cell office:value-type="percentage" office:value="0.82105741153748879" table:style-name="ce47">
            <text:p>82,1%</text:p>
          </table:table-cell>
          <table:table-cell office:value-type="float" office:value="1566432" table:style-name="ce46">
            <text:p>1.566.43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601385240028661" table:style-name="ce47">
            <text:p>86,6%</text:p>
          </table:table-cell>
          <table:table-cell office:value-type="percentage" office:value="0.76589864860570078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502" table:style-name="ce46">
            <text:p>453.502</text:p>
          </table:table-cell>
          <table:table-cell office:value-type="percentage" office:value="1" table:style-name="ce47">
            <text:p>100,0%</text:p>
          </table:table-cell>
          <table:table-cell office:value-type="float" office:value="614771" table:style-name="ce46">
            <text:p>614.771</text:p>
          </table:table-cell>
          <table:table-cell office:value-type="percentage" office:value="0.96769831825365349" table:style-name="ce47">
            <text:p>96,8%</text:p>
          </table:table-cell>
          <table:table-cell office:value-type="float" office:value="789003" table:style-name="ce46">
            <text:p>789.003</text:p>
          </table:table-cell>
          <table:table-cell office:value-type="percentage" office:value="0.94199865326940346" table:style-name="ce47">
            <text:p>94,2%</text:p>
          </table:table-cell>
          <table:table-cell office:value-type="float" office:value="1016458" table:style-name="ce46">
            <text:p>1.016.458</text:p>
          </table:table-cell>
          <table:table-cell office:value-type="percentage" office:value="0.93100991042151349" table:style-name="ce47">
            <text:p>93,1%</text:p>
          </table:table-cell>
          <table:table-cell office:value-type="float" office:value="1114213" table:style-name="ce46">
            <text:p>1.114.213</text:p>
          </table:table-cell>
          <table:table-cell office:value-type="percentage" office:value="0.84618095241711633" table:style-name="ce47">
            <text:p>84,6%</text:p>
          </table:table-cell>
          <table:table-cell office:value-type="float" office:value="758797" table:style-name="ce46">
            <text:p>758.797</text:p>
          </table:table-cell>
          <table:table-cell office:value-type="percentage" office:value="0.7263634205457894" table:style-name="ce47">
            <text:p>72,6%</text:p>
          </table:table-cell>
          <table:table-cell office:value-type="float" office:value="618603" table:style-name="ce46">
            <text:p>618.603</text:p>
          </table:table-cell>
          <table:table-cell office:value-type="percentage" office:value="0.73736701889896117" table:style-name="ce47">
            <text:p>73,7%</text:p>
          </table:table-cell>
          <table:table-cell office:value-type="float" office:value="518297" table:style-name="ce46">
            <text:p>518.297</text:p>
          </table:table-cell>
          <table:table-cell office:value-type="percentage" office:value="0.78988701029922304" table:style-name="ce47">
            <text:p>79,0%</text:p>
          </table:table-cell>
          <table:table-cell office:value-type="float" office:value="5883644" table:style-name="ce46">
            <text:p>5.883.644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663011257418076" table:style-name="ce47">
            <text:p>85,7%</text:p>
          </table:table-cell>
          <table:table-cell office:value-type="percentage" office:value="0.75620588398220723" table:style-name="ce47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76" table:style-name="ce46">
            <text:p>293.476</text:p>
          </table:table-cell>
          <table:table-cell office:value-type="percentage" office:value="1" table:style-name="ce47">
            <text:p>100,0%</text:p>
          </table:table-cell>
          <table:table-cell office:value-type="float" office:value="432076" table:style-name="ce46">
            <text:p>432.076</text:p>
          </table:table-cell>
          <table:table-cell office:value-type="percentage" office:value="0.98678579095696817" table:style-name="ce47">
            <text:p>98,7%</text:p>
          </table:table-cell>
          <table:table-cell office:value-type="float" office:value="565831" table:style-name="ce46">
            <text:p>565.831</text:p>
          </table:table-cell>
          <table:table-cell office:value-type="percentage" office:value="0.97434771528150876" table:style-name="ce47">
            <text:p>97,4%</text:p>
          </table:table-cell>
          <table:table-cell office:value-type="float" office:value="710252" table:style-name="ce46">
            <text:p>710.252</text:p>
          </table:table-cell>
          <table:table-cell office:value-type="percentage" office:value="0.94406473720448636" table:style-name="ce47">
            <text:p>94,4%</text:p>
          </table:table-cell>
          <table:table-cell office:value-type="float" office:value="745950" table:style-name="ce46">
            <text:p>745.950</text:p>
          </table:table-cell>
          <table:table-cell office:value-type="percentage" office:value="0.87595175131636427" table:style-name="ce47">
            <text:p>87,6%</text:p>
          </table:table-cell>
          <table:table-cell office:value-type="float" office:value="500058" table:style-name="ce46">
            <text:p>500.058</text:p>
          </table:table-cell>
          <table:table-cell office:value-type="percentage" office:value="0.77079161907580473" table:style-name="ce47">
            <text:p>77,1%</text:p>
          </table:table-cell>
          <table:table-cell office:value-type="float" office:value="413340" table:style-name="ce46">
            <text:p>413.340</text:p>
          </table:table-cell>
          <table:table-cell office:value-type="percentage" office:value="0.80085095499936065" table:style-name="ce47">
            <text:p>80,1%</text:p>
          </table:table-cell>
          <table:table-cell office:value-type="float" office:value="361601" table:style-name="ce46">
            <text:p>361.601</text:p>
          </table:table-cell>
          <table:table-cell office:value-type="percentage" office:value="0.85176583099938519" table:style-name="ce47">
            <text:p>85,2%</text:p>
          </table:table-cell>
          <table:table-cell office:value-type="float" office:value="4022584" table:style-name="ce46">
            <text:p>4.022.58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620602527504434" table:style-name="ce47">
            <text:p>89,6%</text:p>
          </table:table-cell>
          <table:table-cell office:value-type="percentage" office:value="0.79539316318239994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05" table:style-name="ce46">
            <text:p>77.505</text:p>
          </table:table-cell>
          <table:table-cell office:value-type="percentage" office:value="1" table:style-name="ce47">
            <text:p>100,0%</text:p>
          </table:table-cell>
          <table:table-cell office:value-type="float" office:value="95507" table:style-name="ce46">
            <text:p>95.507</text:p>
          </table:table-cell>
          <table:table-cell office:value-type="percentage" office:value="1" table:style-name="ce47">
            <text:p>100,0%</text:p>
          </table:table-cell>
          <table:table-cell office:value-type="float" office:value="131728" table:style-name="ce46">
            <text:p>131.728</text:p>
          </table:table-cell>
          <table:table-cell office:value-type="percentage" office:value="1.051326049306847" table:style-name="ce47">
            <text:p>105,1%</text:p>
          </table:table-cell>
          <table:table-cell office:value-type="float" office:value="160388" table:style-name="ce46">
            <text:p>160.388</text:p>
          </table:table-cell>
          <table:table-cell office:value-type="percentage" office:value="0.94782999243570343" table:style-name="ce47">
            <text:p>94,8%</text:p>
          </table:table-cell>
          <table:table-cell office:value-type="float" office:value="144551" table:style-name="ce46">
            <text:p>144.551</text:p>
          </table:table-cell>
          <table:table-cell office:value-type="percentage" office:value="0.90630995523342572" table:style-name="ce47">
            <text:p>90,6%</text:p>
          </table:table-cell>
          <table:table-cell office:value-type="float" office:value="110884" table:style-name="ce46">
            <text:p>110.884</text:p>
          </table:table-cell>
          <table:table-cell office:value-type="percentage" office:value="0.83072243573895521" table:style-name="ce47">
            <text:p>83,1%</text:p>
          </table:table-cell>
          <table:table-cell office:value-type="float" office:value="90697" table:style-name="ce46">
            <text:p>90.697</text:p>
          </table:table-cell>
          <table:table-cell office:value-type="percentage" office:value="0.80036180727144368" table:style-name="ce47">
            <text:p>80,0%</text:p>
          </table:table-cell>
          <table:table-cell office:value-type="float" office:value="75006" table:style-name="ce46">
            <text:p>75.006</text:p>
          </table:table-cell>
          <table:table-cell office:value-type="percentage" office:value="0.88502654867256636" table:style-name="ce47">
            <text:p>88,5%</text:p>
          </table:table-cell>
          <table:table-cell office:value-type="float" office:value="886266" table:style-name="ce46">
            <text:p>886.26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954857006808" table:style-name="ce47">
            <text:p>93,0%</text:p>
          </table:table-cell>
          <table:table-cell office:value-type="percentage" office:value="0.83296694414499428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25" table:style-name="ce46">
            <text:p>240.825</text:p>
          </table:table-cell>
          <table:table-cell office:value-type="percentage" office:value="1" table:style-name="ce47">
            <text:p>100,0%</text:p>
          </table:table-cell>
          <table:table-cell office:value-type="float" office:value="290236" table:style-name="ce46">
            <text:p>290.236</text:p>
          </table:table-cell>
          <table:table-cell office:value-type="percentage" office:value="1" table:style-name="ce47">
            <text:p>100,0%</text:p>
          </table:table-cell>
          <table:table-cell office:value-type="float" office:value="345211" table:style-name="ce46">
            <text:p>345.211</text:p>
          </table:table-cell>
          <table:table-cell office:value-type="percentage" office:value="0.99505371447019109" table:style-name="ce47">
            <text:p>99,5%</text:p>
          </table:table-cell>
          <table:table-cell office:value-type="float" office:value="389310" table:style-name="ce46">
            <text:p>389.310</text:p>
          </table:table-cell>
          <table:table-cell office:value-type="percentage" office:value="0.95915385733537983" table:style-name="ce47">
            <text:p>95,9%</text:p>
          </table:table-cell>
          <table:table-cell office:value-type="float" office:value="405755" table:style-name="ce46">
            <text:p>405.755</text:p>
          </table:table-cell>
          <table:table-cell office:value-type="percentage" office:value="0.91546880675780251" table:style-name="ce47">
            <text:p>91,5%</text:p>
          </table:table-cell>
          <table:table-cell office:value-type="float" office:value="260683" table:style-name="ce46">
            <text:p>260.683</text:p>
          </table:table-cell>
          <table:table-cell office:value-type="percentage" office:value="0.80604994310592193" table:style-name="ce47">
            <text:p>80,6%</text:p>
          </table:table-cell>
          <table:table-cell office:value-type="float" office:value="194931" table:style-name="ce46">
            <text:p>194.931</text:p>
          </table:table-cell>
          <table:table-cell office:value-type="percentage" office:value="0.84392655672977435" table:style-name="ce47">
            <text:p>84,4%</text:p>
          </table:table-cell>
          <table:table-cell office:value-type="float" office:value="166054" table:style-name="ce46">
            <text:p>166.054</text:p>
          </table:table-cell>
          <table:table-cell office:value-type="percentage" office:value="0.92248634775314298" table:style-name="ce47">
            <text:p>92,2%</text:p>
          </table:table-cell>
          <table:table-cell office:value-type="float" office:value="2293005" table:style-name="ce46">
            <text:p>2.293.00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420566413403638" table:style-name="ce47">
            <text:p>93,4%</text:p>
          </table:table-cell>
          <table:table-cell office:value-type="percentage" office:value="0.84868934595544709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6" table:style-name="ce46">
            <text:p>23.176</text:p>
          </table:table-cell>
          <table:table-cell office:value-type="percentage" office:value="1" table:style-name="ce47">
            <text:p>100,0%</text:p>
          </table:table-cell>
          <table:table-cell office:value-type="float" office:value="28572" table:style-name="ce46">
            <text:p>28.572</text:p>
          </table:table-cell>
          <table:table-cell office:value-type="percentage" office:value="1" table:style-name="ce47">
            <text:p>100,0%</text:p>
          </table:table-cell>
          <table:table-cell office:value-type="float" office:value="37522" table:style-name="ce46">
            <text:p>37.522</text:p>
          </table:table-cell>
          <table:table-cell office:value-type="percentage" office:value="0.99480354207540167" table:style-name="ce47">
            <text:p>99,5%</text:p>
          </table:table-cell>
          <table:table-cell office:value-type="float" office:value="44822" table:style-name="ce46">
            <text:p>44.822</text:p>
          </table:table-cell>
          <table:table-cell office:value-type="percentage" office:value="0.9403742866733803" table:style-name="ce47">
            <text:p>94,0%</text:p>
          </table:table-cell>
          <table:table-cell office:value-type="float" office:value="46894" table:style-name="ce46">
            <text:p>46.894</text:p>
          </table:table-cell>
          <table:table-cell office:value-type="percentage" office:value="0.88567813096114978" table:style-name="ce47">
            <text:p>88,6%</text:p>
          </table:table-cell>
          <table:table-cell office:value-type="float" office:value="30558" table:style-name="ce46">
            <text:p>30.558</text:p>
          </table:table-cell>
          <table:table-cell office:value-type="percentage" office:value="0.77718151529794754" table:style-name="ce47">
            <text:p>77,7%</text:p>
          </table:table-cell>
          <table:table-cell office:value-type="float" office:value="23420" table:style-name="ce46">
            <text:p>23.420</text:p>
          </table:table-cell>
          <table:table-cell office:value-type="percentage" office:value="0.76892770372315977" table:style-name="ce47">
            <text:p>76,9%</text:p>
          </table:table-cell>
          <table:table-cell office:value-type="float" office:value="21395" table:style-name="ce46">
            <text:p>21.395</text:p>
          </table:table-cell>
          <table:table-cell office:value-type="percentage" office:value="0.83796804010653303" table:style-name="ce47">
            <text:p>83,8%</text:p>
          </table:table-cell>
          <table:table-cell office:value-type="float" office:value="256359" table:style-name="ce46">
            <text:p>256.35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276789801739621" table:style-name="ce47">
            <text:p>90,3%</text:p>
          </table:table-cell>
          <table:table-cell office:value-type="percentage" office:value="0.80133723438174009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313" table:style-name="ce46">
            <text:p>371.313</text:p>
          </table:table-cell>
          <table:table-cell office:value-type="percentage" office:value="1" table:style-name="ce47">
            <text:p>100,0%</text:p>
          </table:table-cell>
          <table:table-cell office:value-type="float" office:value="509367" table:style-name="ce46">
            <text:p>509.367</text:p>
          </table:table-cell>
          <table:table-cell office:value-type="percentage" office:value="0.9682292270581907" table:style-name="ce47">
            <text:p>96,8%</text:p>
          </table:table-cell>
          <table:table-cell office:value-type="float" office:value="677752" table:style-name="ce46">
            <text:p>677.752</text:p>
          </table:table-cell>
          <table:table-cell office:value-type="percentage" office:value="0.96364259380114115" table:style-name="ce47">
            <text:p>96,4%</text:p>
          </table:table-cell>
          <table:table-cell office:value-type="float" office:value="935254" table:style-name="ce46">
            <text:p>935.254</text:p>
          </table:table-cell>
          <table:table-cell office:value-type="percentage" office:value="0.9614209952270959" table:style-name="ce47">
            <text:p>96,1%</text:p>
          </table:table-cell>
          <table:table-cell office:value-type="float" office:value="1016387" table:style-name="ce46">
            <text:p>1.016.387</text:p>
          </table:table-cell>
          <table:table-cell office:value-type="percentage" office:value="0.87170864455462438" table:style-name="ce47">
            <text:p>87,2%</text:p>
          </table:table-cell>
          <table:table-cell office:value-type="float" office:value="728000" table:style-name="ce46">
            <text:p>728.000</text:p>
          </table:table-cell>
          <table:table-cell office:value-type="percentage" office:value="0.7666062929109978" table:style-name="ce47">
            <text:p>76,7%</text:p>
          </table:table-cell>
          <table:table-cell office:value-type="float" office:value="579590" table:style-name="ce46">
            <text:p>579.590</text:p>
          </table:table-cell>
          <table:table-cell office:value-type="percentage" office:value="0.78061887605643288" table:style-name="ce47">
            <text:p>78,1%</text:p>
          </table:table-cell>
          <table:table-cell office:value-type="float" office:value="444834" table:style-name="ce46">
            <text:p>444.834</text:p>
          </table:table-cell>
          <table:table-cell office:value-type="percentage" office:value="0.8036138179216753" table:style-name="ce47">
            <text:p>80,4%</text:p>
          </table:table-cell>
          <table:table-cell office:value-type="float" office:value="5262497" table:style-name="ce46">
            <text:p>5.262.49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031991638587026" table:style-name="ce47">
            <text:p>88,0%</text:p>
          </table:table-cell>
          <table:table-cell office:value-type="percentage" office:value="0.77619232058110699" table:style-name="ce47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0" table:style-name="ce46">
            <text:p>73.240</text:p>
          </table:table-cell>
          <table:table-cell office:value-type="percentage" office:value="1" table:style-name="ce47">
            <text:p>100,0%</text:p>
          </table:table-cell>
          <table:table-cell office:value-type="float" office:value="102543" table:style-name="ce46">
            <text:p>102.543</text:p>
          </table:table-cell>
          <table:table-cell office:value-type="percentage" office:value="0.99654029679588718" table:style-name="ce47">
            <text:p>99,7%</text:p>
          </table:table-cell>
          <table:table-cell office:value-type="float" office:value="145905" table:style-name="ce46">
            <text:p>145.905</text:p>
          </table:table-cell>
          <table:table-cell office:value-type="percentage" office:value="0.99316583735509734" table:style-name="ce47">
            <text:p>99,3%</text:p>
          </table:table-cell>
          <table:table-cell office:value-type="float" office:value="205102" table:style-name="ce46">
            <text:p>205.102</text:p>
          </table:table-cell>
          <table:table-cell office:value-type="percentage" office:value="0.96176426454589792" table:style-name="ce47">
            <text:p>96,2%</text:p>
          </table:table-cell>
          <table:table-cell office:value-type="float" office:value="227192" table:style-name="ce46">
            <text:p>227.192</text:p>
          </table:table-cell>
          <table:table-cell office:value-type="percentage" office:value="0.89390416160090025" table:style-name="ce47">
            <text:p>89,4%</text:p>
          </table:table-cell>
          <table:table-cell office:value-type="float" office:value="162107" table:style-name="ce46">
            <text:p>162.107</text:p>
          </table:table-cell>
          <table:table-cell office:value-type="percentage" office:value="0.77562044563953625" table:style-name="ce47">
            <text:p>77,6%</text:p>
          </table:table-cell>
          <table:table-cell office:value-type="float" office:value="134864" table:style-name="ce46">
            <text:p>134.864</text:p>
          </table:table-cell>
          <table:table-cell office:value-type="percentage" office:value="0.78296409827690305" table:style-name="ce47">
            <text:p>78,3%</text:p>
          </table:table-cell>
          <table:table-cell office:value-type="float" office:value="115881" table:style-name="ce46">
            <text:p>115.881</text:p>
          </table:table-cell>
          <table:table-cell office:value-type="percentage" office:value="0.81667300942957421" table:style-name="ce47">
            <text:p>81,7%</text:p>
          </table:table-cell>
          <table:table-cell office:value-type="float" office:value="1166834" table:style-name="ce46">
            <text:p>1.166.83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06198359408215" table:style-name="ce47">
            <text:p>89,1%</text:p>
          </table:table-cell>
          <table:table-cell office:value-type="percentage" office:value="0.77209808297893601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33" table:style-name="ce46">
            <text:p>42.133</text:p>
          </table:table-cell>
          <table:table-cell office:value-type="percentage" office:value="1" table:style-name="ce47">
            <text:p>100,0%</text:p>
          </table:table-cell>
          <table:table-cell office:value-type="float" office:value="55765" table:style-name="ce46">
            <text:p>55.765</text:p>
          </table:table-cell>
          <table:table-cell office:value-type="percentage" office:value="0.99951605965012902" table:style-name="ce47">
            <text:p>100,0%</text:p>
          </table:table-cell>
          <table:table-cell office:value-type="float" office:value="71756" table:style-name="ce46">
            <text:p>71.756</text:p>
          </table:table-cell>
          <table:table-cell office:value-type="percentage" office:value="0.9717241752884459" table:style-name="ce47">
            <text:p>97,2%</text:p>
          </table:table-cell>
          <table:table-cell office:value-type="float" office:value="91368" table:style-name="ce46">
            <text:p>91.368</text:p>
          </table:table-cell>
          <table:table-cell office:value-type="percentage" office:value="0.94491902289697394" table:style-name="ce47">
            <text:p>94,5%</text:p>
          </table:table-cell>
          <table:table-cell office:value-type="float" office:value="94633" table:style-name="ce46">
            <text:p>94.633</text:p>
          </table:table-cell>
          <table:table-cell office:value-type="percentage" office:value="0.87621525527305055" table:style-name="ce47">
            <text:p>87,6%</text:p>
          </table:table-cell>
          <table:table-cell office:value-type="float" office:value="63167" table:style-name="ce46">
            <text:p>63.167</text:p>
          </table:table-cell>
          <table:table-cell office:value-type="percentage" office:value="0.77657024132971075" table:style-name="ce47">
            <text:p>77,7%</text:p>
          </table:table-cell>
          <table:table-cell office:value-type="float" office:value="55771" table:style-name="ce46">
            <text:p>55.771</text:p>
          </table:table-cell>
          <table:table-cell office:value-type="percentage" office:value="0.81863284747603737" table:style-name="ce47">
            <text:p>81,9%</text:p>
          </table:table-cell>
          <table:table-cell office:value-type="float" office:value="48494" table:style-name="ce46">
            <text:p>48.494</text:p>
          </table:table-cell>
          <table:table-cell office:value-type="percentage" office:value="0.86000567496630487" table:style-name="ce47">
            <text:p>86,0%</text:p>
          </table:table-cell>
          <table:table-cell office:value-type="float" office:value="523087" table:style-name="ce46">
            <text:p>523.08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977363190070081" table:style-name="ce47">
            <text:p>90,0%</text:p>
          </table:table-cell>
          <table:table-cell office:value-type="percentage" office:value="0.79112125433115998" table:style-name="ce47">
            <text:p>79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73" table:style-name="ce46">
            <text:p>161.973</text:p>
          </table:table-cell>
          <table:table-cell office:value-type="percentage" office:value="1.0254700854700856" table:style-name="ce47">
            <text:p>102,5%</text:p>
          </table:table-cell>
          <table:table-cell office:value-type="float" office:value="212251" table:style-name="ce46">
            <text:p>212.251</text:p>
          </table:table-cell>
          <table:table-cell office:value-type="percentage" office:value="0.99610476767051026" table:style-name="ce47">
            <text:p>99,6%</text:p>
          </table:table-cell>
          <table:table-cell office:value-type="float" office:value="273510" table:style-name="ce46">
            <text:p>273.510</text:p>
          </table:table-cell>
          <table:table-cell office:value-type="percentage" office:value="0.9764064558277018" table:style-name="ce47">
            <text:p>97,6%</text:p>
          </table:table-cell>
          <table:table-cell office:value-type="float" office:value="320908" table:style-name="ce46">
            <text:p>320.908</text:p>
          </table:table-cell>
          <table:table-cell office:value-type="percentage" office:value="0.94391091162049201" table:style-name="ce47">
            <text:p>94,4%</text:p>
          </table:table-cell>
          <table:table-cell office:value-type="float" office:value="316516" table:style-name="ce46">
            <text:p>316.516</text:p>
          </table:table-cell>
          <table:table-cell office:value-type="percentage" office:value="0.87403246873386298" table:style-name="ce47">
            <text:p>87,4%</text:p>
          </table:table-cell>
          <table:table-cell office:value-type="float" office:value="198373" table:style-name="ce46">
            <text:p>198.373</text:p>
          </table:table-cell>
          <table:table-cell office:value-type="percentage" office:value="0.76138295789946386" table:style-name="ce47">
            <text:p>76,1%</text:p>
          </table:table-cell>
          <table:table-cell office:value-type="float" office:value="159845" table:style-name="ce46">
            <text:p>159.845</text:p>
          </table:table-cell>
          <table:table-cell office:value-type="percentage" office:value="0.79314160389810151" table:style-name="ce47">
            <text:p>79,3%</text:p>
          </table:table-cell>
          <table:table-cell office:value-type="float" office:value="143942" table:style-name="ce46">
            <text:p>143.942</text:p>
          </table:table-cell>
          <table:table-cell office:value-type="percentage" office:value="0.85371813577215516" table:style-name="ce47">
            <text:p>85,4%</text:p>
          </table:table-cell>
          <table:table-cell office:value-type="float" office:value="1787318" table:style-name="ce46">
            <text:p>1.787.31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089180989574802" table:style-name="ce47">
            <text:p>90,1%</text:p>
          </table:table-cell>
          <table:table-cell office:value-type="percentage" office:value="0.80491546063416231" table:style-name="ce47">
            <text:p>80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3" table:style-name="ce46">
            <text:p>2.383</text:p>
          </table:table-cell>
          <table:table-cell office:value-type="percentage" office:value="0.91477927063339737" table:style-name="ce47">
            <text:p>91,5%</text:p>
          </table:table-cell>
          <table:table-cell office:value-type="float" office:value="3862" table:style-name="ce46">
            <text:p>3.862</text:p>
          </table:table-cell>
          <table:table-cell office:value-type="percentage" office:value="0.89439555349698929" table:style-name="ce47">
            <text:p>89,4%</text:p>
          </table:table-cell>
          <table:table-cell office:value-type="float" office:value="7545" table:style-name="ce46">
            <text:p>7.545</text:p>
          </table:table-cell>
          <table:table-cell office:value-type="percentage" office:value="0.9602901870943108" table:style-name="ce47">
            <text:p>96,0%</text:p>
          </table:table-cell>
          <table:table-cell office:value-type="float" office:value="10468" table:style-name="ce46">
            <text:p>10.468</text:p>
          </table:table-cell>
          <table:table-cell office:value-type="percentage" office:value="0.90584977500865349" table:style-name="ce47">
            <text:p>90,6%</text:p>
          </table:table-cell>
          <table:table-cell office:value-type="float" office:value="10936" table:style-name="ce46">
            <text:p>10.936</text:p>
          </table:table-cell>
          <table:table-cell office:value-type="percentage" office:value="0.86505299794336343" table:style-name="ce47">
            <text:p>86,5%</text:p>
          </table:table-cell>
          <table:table-cell office:value-type="float" office:value="8882" table:style-name="ce46">
            <text:p>8.882</text:p>
          </table:table-cell>
          <table:table-cell office:value-type="percentage" office:value="0.74676307381873208" table:style-name="ce47">
            <text:p>74,7%</text:p>
          </table:table-cell>
          <table:table-cell office:value-type="float" office:value="8526" table:style-name="ce46">
            <text:p>8.526</text:p>
          </table:table-cell>
          <table:table-cell office:value-type="percentage" office:value="0.77742317862678945" table:style-name="ce47">
            <text:p>77,7%</text:p>
          </table:table-cell>
          <table:table-cell office:value-type="float" office:value="7825" table:style-name="ce46">
            <text:p>7.825</text:p>
          </table:table-cell>
          <table:table-cell office:value-type="percentage" office:value="0.85744028051720356" table:style-name="ce47">
            <text:p>85,7%</text:p>
          </table:table-cell>
          <table:table-cell office:value-type="float" office:value="60427" table:style-name="ce46">
            <text:p>60.42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150426266469381" table:style-name="ce47">
            <text:p>85,2%</text:p>
          </table:table-cell>
          <table:table-cell office:value-type="percentage" office:value="0.71764328638274621" table:style-name="ce47">
            <text:p>7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0" table:style-name="ce46">
            <text:p>1.970</text:p>
          </table:table-cell>
          <table:table-cell office:value-type="percentage" office:value="0.83865474670072371" table:style-name="ce47">
            <text:p>83,9%</text:p>
          </table:table-cell>
          <table:table-cell office:value-type="float" office:value="3259" table:style-name="ce46">
            <text:p>3.259</text:p>
          </table:table-cell>
          <table:table-cell office:value-type="percentage" office:value="0.86953041622198501" table:style-name="ce47">
            <text:p>87,0%</text:p>
          </table:table-cell>
          <table:table-cell office:value-type="float" office:value="7045" table:style-name="ce46">
            <text:p>7.045</text:p>
          </table:table-cell>
          <table:table-cell office:value-type="percentage" office:value="0.90008943401047659" table:style-name="ce47">
            <text:p>90,0%</text:p>
          </table:table-cell>
          <table:table-cell office:value-type="float" office:value="9524" table:style-name="ce46">
            <text:p>9.524</text:p>
          </table:table-cell>
          <table:table-cell office:value-type="percentage" office:value="0.84290645189839808" table:style-name="ce47">
            <text:p>84,3%</text:p>
          </table:table-cell>
          <table:table-cell office:value-type="float" office:value="9875" table:style-name="ce46">
            <text:p>9.875</text:p>
          </table:table-cell>
          <table:table-cell office:value-type="percentage" office:value="0.82277953674387605" table:style-name="ce47">
            <text:p>82,3%</text:p>
          </table:table-cell>
          <table:table-cell office:value-type="float" office:value="8351" table:style-name="ce46">
            <text:p>8.351</text:p>
          </table:table-cell>
          <table:table-cell office:value-type="percentage" office:value="0.68828813978406" table:style-name="ce47">
            <text:p>68,8%</text:p>
          </table:table-cell>
          <table:table-cell office:value-type="float" office:value="8183" table:style-name="ce46">
            <text:p>8.183</text:p>
          </table:table-cell>
          <table:table-cell office:value-type="percentage" office:value="0.68220091704877028" table:style-name="ce47">
            <text:p>68,2%</text:p>
          </table:table-cell>
          <table:table-cell office:value-type="float" office:value="7414" table:style-name="ce46">
            <text:p>7.414</text:p>
          </table:table-cell>
          <table:table-cell office:value-type="percentage" office:value="0.77438897012742847" table:style-name="ce47">
            <text:p>77,4%</text:p>
          </table:table-cell>
          <table:table-cell office:value-type="float" office:value="55621" table:style-name="ce46">
            <text:p>55.62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420065701354913" table:style-name="ce47">
            <text:p>78,4%</text:p>
          </table:table-cell>
          <table:table-cell office:value-type="percentage" office:value="0.63876383848592033" table:style-name="ce47">
            <text:p>63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27" table:style-name="ce46">
            <text:p>3.527</text:p>
          </table:table-cell>
          <table:table-cell office:value-type="string" table:style-name="ce47">
            <text:p>-</text:p>
          </table:table-cell>
          <table:table-cell office:value-type="float" office:value="9172" table:style-name="ce46">
            <text:p>9.172</text:p>
          </table:table-cell>
          <table:table-cell office:value-type="string" table:style-name="ce47">
            <text:p>-</text:p>
          </table:table-cell>
          <table:table-cell office:value-type="float" office:value="21305" table:style-name="ce46">
            <text:p>21.305</text:p>
          </table:table-cell>
          <table:table-cell office:value-type="string" table:style-name="ce47">
            <text:p>-</text:p>
          </table:table-cell>
          <table:table-cell office:value-type="float" office:value="30858" table:style-name="ce46">
            <text:p>30.858</text:p>
          </table:table-cell>
          <table:table-cell office:value-type="string" table:style-name="ce47">
            <text:p>-</text:p>
          </table:table-cell>
          <table:table-cell office:value-type="float" office:value="22928" table:style-name="ce46">
            <text:p>22.928</text:p>
          </table:table-cell>
          <table:table-cell office:value-type="string" table:style-name="ce47">
            <text:p>-</text:p>
          </table:table-cell>
          <table:table-cell office:value-type="float" office:value="1184" table:style-name="ce46">
            <text:p>1.184</text:p>
          </table:table-cell>
          <table:table-cell office:value-type="string" table:style-name="ce47">
            <text:p>-</text:p>
          </table:table-cell>
          <table:table-cell office:value-type="float" office:value="89016" table:style-name="ce46">
            <text:p>89.01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0" table:style-name="ce49">
            <text:p>230</text:p>
          </table:table-cell>
          <table:table-cell office:value-type="string" table:style-name="ce50">
            <text:p>-</text:p>
          </table:table-cell>
          <table:table-cell office:value-type="float" office:value="709" table:style-name="ce49">
            <text:p>709</text:p>
          </table:table-cell>
          <table:table-cell office:value-type="string" table:style-name="ce50">
            <text:p>-</text:p>
          </table:table-cell>
          <table:table-cell office:value-type="float" office:value="1357" table:style-name="ce49">
            <text:p>1.357</text:p>
          </table:table-cell>
          <table:table-cell office:value-type="string" table:style-name="ce50">
            <text:p>-</text:p>
          </table:table-cell>
          <table:table-cell office:value-type="float" office:value="1599" table:style-name="ce49">
            <text:p>1.599</text:p>
          </table:table-cell>
          <table:table-cell office:value-type="string" table:style-name="ce50">
            <text:p>-</text:p>
          </table:table-cell>
          <table:table-cell office:value-type="float" office:value="1320" table:style-name="ce49">
            <text:p>1.320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447" table:style-name="ce49">
            <text:p>5.44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7755" table:style-name="ce53">
            <text:p>2.907.755</text:p>
          </table:table-cell>
          <table:table-cell office:value-type="percentage" office:value="1" table:style-name="ce54">
            <text:p>100,0%</text:p>
          </table:table-cell>
          <table:table-cell office:value-type="float" office:value="3922786" table:style-name="ce53">
            <text:p>3.922.786</text:p>
          </table:table-cell>
          <table:table-cell office:value-type="percentage" office:value="0.99059126853356461" table:style-name="ce54">
            <text:p>99,1%</text:p>
          </table:table-cell>
          <table:table-cell office:value-type="float" office:value="5221945" table:style-name="ce53">
            <text:p>5.221.945</text:p>
          </table:table-cell>
          <table:table-cell office:value-type="percentage" office:value="0.97844457527151096" table:style-name="ce54">
            <text:p>97,8%</text:p>
          </table:table-cell>
          <table:table-cell office:value-type="float" office:value="6627648" table:style-name="ce53">
            <text:p>6.627.648</text:p>
          </table:table-cell>
          <table:table-cell office:value-type="percentage" office:value="0.94232328296252144" table:style-name="ce54">
            <text:p>94,2%</text:p>
          </table:table-cell>
          <table:table-cell office:value-type="float" office:value="6892954" table:style-name="ce53">
            <text:p>6.892.954</text:p>
          </table:table-cell>
          <table:table-cell office:value-type="percentage" office:value="0.8734393961684227" table:style-name="ce54">
            <text:p>87,3%</text:p>
          </table:table-cell>
          <table:table-cell office:value-type="float" office:value="4792615" table:style-name="ce53">
            <text:p>4.792.615</text:p>
          </table:table-cell>
          <table:table-cell office:value-type="percentage" office:value="0.76923033710660449" table:style-name="ce54">
            <text:p>76,9%</text:p>
          </table:table-cell>
          <table:table-cell office:value-type="float" office:value="3871161" table:style-name="ce53">
            <text:p>3.871.161</text:p>
          </table:table-cell>
          <table:table-cell office:value-type="percentage" office:value="0.78290047404866681" table:style-name="ce54">
            <text:p>78,3%</text:p>
          </table:table-cell>
          <table:table-cell office:value-type="float" office:value="3250969" table:style-name="ce53">
            <text:p>3.250.969</text:p>
          </table:table-cell>
          <table:table-cell office:value-type="percentage" office:value="0.83600707282614228" table:style-name="ce54">
            <text:p>83,6%</text:p>
          </table:table-cell>
          <table:table-cell office:value-type="float" office:value="37487833" table:style-name="ce53">
            <text:p>37.487.83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002818079001134" table:style-name="ce54">
            <text:p>89,0%</text:p>
          </table:table-cell>
          <table:table-cell office:value-type="percentage" office:value="0.7900359309048457" table:style-name="ce54">
            <text:p>79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17T16:23:16Z</dc:date>
  </office:meta>
</office:document-meta>
</file>